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70*"/>
    </style:style>
    <style:style style:name="Table1.B" style:family="table-column">
      <style:table-column-properties style:column-width="3.4625in" style:rel-column-width="32765*"/>
    </style:style>
    <style:style style:name="Table1.1" style:family="table-row">
      <style:table-row-properties style:keep-together="true" fo:keep-together="auto"/>
    </style:style>
    <style:style style:name="Table2" style:family="table">
      <style:table-properties style:width="6.8549in" table:align="margins" style:shadow="#808080 0.0701in 0.0701in" fo:keep-with-next="always" style:writing-mode="lr-tb"/>
    </style:style>
    <style:style style:name="Table2.A" style:family="table-column">
      <style:table-column-properties style:column-width="3.4271in" style:rel-column-width="32767*"/>
    </style:style>
    <style:style style:name="Table2.B" style:family="table-column">
      <style:table-column-properties style:column-width="3.4278in" style:rel-column-width="32768*"/>
    </style:style>
    <style:style style:name="Table2.A1" style:family="table-cell">
      <style:table-cell-properties style:vertical-align="bottom" fo:padding="0.0382in" fo:border-left="0.0007in solid #000000" fo:border-right="none" fo:border-top="0.0007in solid #000000" fo:border-bottom="0.0007in solid #000000"/>
    </style:style>
    <style:style style:name="Table2.B1" style:family="table-cell">
      <style:table-cell-properties fo:background-color="transparent"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B5" style:family="table-cell">
      <style:table-cell-properties fo:padding="0.0382in" fo:border-left="0.0007in solid #000000" fo:border-right="0.0007in solid #000000" fo:border-top="none" fo:border-bottom="0.0007in solid #000000"/>
    </style:style>
    <style:style style:name="Table3" style:family="table">
      <style:table-properties style:width="6.8549in" table:align="margins" style:shadow="#808080 0.0701in 0.0701in" fo:keep-with-next="always" style:writing-mode="lr-tb"/>
    </style:style>
    <style:style style:name="Table3.A" style:family="table-column">
      <style:table-column-properties style:column-width="3.4271in" style:rel-column-width="32767*"/>
    </style:style>
    <style:style style:name="Table3.B" style:family="table-column">
      <style:table-column-properties style:column-width="3.4278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3.A3" style:family="table-cell">
      <style:table-cell-properties style:vertical-align="" fo:padding="0.0382in" fo:border-left="0.0007in solid #000000" fo:border-right="none" fo:border-top="none" fo:border-bottom="0.0007in solid #000000"/>
    </style:style>
    <style:style style:name="Table3.A5" style:family="table-cell">
      <style:table-cell-properties fo:padding="0.0382in" fo:border-left="0.0007in solid #000000" fo:border-right="none" fo:border-top="none" fo:border-bottom="0.0007in solid #000000"/>
    </style:style>
    <style:style style:name="Table3.B13" style:family="table-cell">
      <style:table-cell-properties fo:padding="0.0382in" fo:border="none"/>
    </style:style>
    <style:style style:name="Table4" style:family="table">
      <style:table-properties style:width="6.8549in" table:align="margins" style:shadow="#808080 0.0701in 0.0701in" fo:keep-with-next="always" style:writing-mode="lr-tb"/>
    </style:style>
    <style:style style:name="Table4.A" style:family="table-column">
      <style:table-column-properties style:column-width="3.4278in" style:rel-column-width="3276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hadow="none" fo:keep-with-next="always" style:writing-mode="lr-tb"/>
    </style:style>
    <style:style style:name="Table5.A" style:family="table-column">
      <style:table-column-properties style:column-width="0.9167in" style:rel-column-width="1320*"/>
    </style:style>
    <style:style style:name="Table5.B" style:family="table-column">
      <style:table-column-properties style:column-width="3.7396in" style:rel-column-width="5385*"/>
    </style:style>
    <style:style style:name="Table5.C" style:family="table-column">
      <style:table-column-properties style:column-width="2.2708in" style:rel-column-width="3270*"/>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fo:keep-with-next="always" style:writing-mode="lr-tb"/>
    </style:style>
    <style:style style:name="Table6.A" style:family="table-column">
      <style:table-column-properties style:column-width="3.4625in" style:rel-column-width="3276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fo:text-align="start" style:justify-single-word="false" style:page-number="auto">
        <style:tab-stops>
          <style:tab-stop style:position="3.25in" style:type="center"/>
          <style:tab-stop style:position="6in" style:type="right"/>
        </style:tab-stops>
      </style:paragraph-properties>
    </style:style>
    <style:style style:name="P2" style:family="paragraph" style:parent-style-name="Header" style:master-page-name="">
      <style:paragraph-properties fo:text-align="end" style:justify-single-word="false" style:page-number="auto"/>
    </style:style>
    <style:style style:name="P3" style:family="paragraph" style:parent-style-name="Footer" style:master-page-name="">
      <style:paragraph-properties fo:margin-left="0in" fo:margin-right="0.25in" fo:text-indent="0in" style:auto-text-indent="false" style:page-number="auto"/>
    </style:style>
    <style:style style:name="P4" style:family="paragraph" style:parent-style-name="Footer">
      <style:paragraph-properties fo:padding="0in" fo:border="none"/>
    </style:style>
    <style:style style:name="P5" style:family="paragraph" style:parent-style-name="Footer">
      <style:paragraph-properties fo:text-align="center" style:justify-single-word="false" fo:padding="0in" fo:border="none"/>
    </style:style>
    <style:style style:name="P6" style:family="paragraph" style:parent-style-name="Standard">
      <style:paragraph-properties fo:padding-left="0.0555in" fo:padding-right="0.0555in" fo:padding-top="0.0138in" fo:padding-bottom="0.0138in" fo:border="0.0693in solid #00000a"/>
    </style:style>
    <style:style style:name="P7" style:family="paragraph" style:parent-style-name="Standard">
      <style:paragraph-properties fo:padding-left="0.0555in" fo:padding-right="0.0555in" fo:padding-top="0.0138in" fo:padding-bottom="0.0138in" fo:border="0.0693in solid #00000a">
        <style:tab-stops>
          <style:tab-stop style:position="3.5in" style:type="center"/>
          <style:tab-stop style:position="6.5in" style:type="right"/>
        </style:tab-stops>
      </style:paragraph-properties>
    </style:style>
    <style:style style:name="P8" style:family="paragraph" style:parent-style-name="Standard">
      <style:paragraph-properties fo:text-align="center" style:justify-single-word="false" fo:padding-left="0.0555in" fo:padding-right="0.0555in" fo:padding-top="0.0138in" fo:padding-bottom="0.0138in" fo:border="0.0693in solid #00000a"/>
    </style:style>
    <style:style style:name="P9" style:family="paragraph" style:parent-style-name="Text_20_body">
      <style:paragraph-properties fo:padding-left="0.0555in" fo:padding-right="0.0555in" fo:padding-top="0.0138in" fo:padding-bottom="0.0138in" fo:border="0.0693in solid #00000a"/>
    </style:style>
    <style:style style:name="P10" style:family="paragraph" style:parent-style-name="Standard">
      <style:paragraph-properties fo:break-before="page"/>
    </style:style>
    <style:style style:name="P11" style:family="paragraph" style:parent-style-name="Plain_20_Text">
      <style:paragraph-properties fo:text-align="center" style:justify-single-word="false"/>
      <style:text-properties fo:font-size="18pt" fo:font-style="italic" style:font-size-asian="18pt" style:font-style-asian="italic"/>
    </style:style>
    <style:style style:name="P12" style:family="paragraph" style:parent-style-name="Plain_20_Text">
      <style:paragraph-properties fo:text-align="center" style:justify-single-word="false"/>
      <style:text-properties fo:font-size="18pt" style:font-size-asian="18pt"/>
    </style:style>
    <style:style style:name="P13" style:family="paragraph" style:parent-style-name="Plain_20_Text">
      <style:paragraph-properties fo:text-align="start" style:justify-single-word="false"/>
      <style:text-properties fo:font-size="18pt" style:font-size-asian="18pt"/>
    </style:style>
    <style:style style:name="P14" style:family="paragraph" style:parent-style-name="Plain_20_Text">
      <style:paragraph-properties fo:text-align="center" style:justify-single-word="false"/>
    </style:style>
    <style:style style:name="P15" style:family="paragraph" style:parent-style-name="Plain_20_Text">
      <style:paragraph-properties fo:margin-top="0in" fo:margin-bottom="0in" fo:text-align="center" style:justify-single-word="false"/>
    </style:style>
    <style:style style:name="P16" style:family="paragraph" style:parent-style-name="Plain_20_Text">
      <style:paragraph-properties fo:margin-top="0in" fo:margin-bottom="0in" fo:text-align="start" style:justify-single-word="false"/>
    </style:style>
    <style:style style:name="P17" style:family="paragraph" style:parent-style-name="Plain_20_Text">
      <style:paragraph-properties fo:margin-top="0in" fo:margin-bottom="0in" fo:text-align="center" style:justify-single-word="false"/>
      <style:text-properties fo:color="#808080" fo:font-weight="bold" style:font-weight-asian="bold" style:font-weight-complex="bold"/>
    </style:style>
    <style:style style:name="P18" style:family="paragraph" style:parent-style-name="Plain_20_Text">
      <style:paragraph-properties fo:margin-top="0in" fo:margin-bottom="0in" fo:text-align="center" style:justify-single-word="false"/>
      <style:text-properties fo:color="#808080" fo:language="it" fo:country="IT" fo:font-weight="bold" style:font-weight-asian="bold" style:font-weight-complex="bold"/>
    </style:style>
    <style:style style:name="P19" style:family="paragraph" style:parent-style-name="Plain_20_Text">
      <style:paragraph-properties fo:margin-top="0in" fo:margin-bottom="0in" fo:text-align="center" style:justify-single-word="false"/>
      <style:text-properties fo:color="#808080" fo:language="it" fo:country="IT"/>
    </style:style>
    <style:style style:name="P20" style:family="paragraph" style:parent-style-name="Plain_20_Text">
      <style:paragraph-properties fo:margin-top="0in" fo:margin-bottom="0in" fo:text-align="center" style:justify-single-word="false"/>
      <style:text-properties fo:color="#808080"/>
    </style:style>
    <style:style style:name="P21" style:family="paragraph" style:parent-style-name="Standard">
      <style:paragraph-properties fo:margin-top="0in" fo:margin-bottom="0in"/>
    </style:style>
    <style:style style:name="P22" style:family="paragraph" style:parent-style-name="Standard">
      <style:paragraph-properties fo:text-align="start" style:justify-single-word="false"/>
    </style:style>
    <style:style style:name="P23" style:family="paragraph" style:parent-style-name="Standard">
      <style:paragraph-properties fo:margin-left="0.4925in" fo:margin-right="0in" fo:text-indent="0in" style:auto-text-indent="false"/>
    </style:style>
    <style:style style:name="P24" style:family="paragraph" style:parent-style-name="Standard">
      <style:paragraph-properties fo:margin-left="0.4925in" fo:margin-right="0in" fo:margin-top="0in" fo:margin-bottom="0in" fo:text-indent="0in" style:auto-text-indent="false"/>
    </style:style>
    <style:style style:name="P25" style:family="paragraph" style:parent-style-name="Standard">
      <style:paragraph-properties fo:margin-left="0.4925in" fo:margin-right="0in" fo:margin-top="0in" fo:margin-bottom="0in" fo:text-indent="0in" style:auto-text-indent="false"/>
      <style:text-properties fo:font-weight="normal" style:font-weight-asian="normal" style:font-weight-complex="normal"/>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10"/>
    <style:style style:name="P34" style:family="paragraph" style:parent-style-name="Standard">
      <style:paragraph-properties fo:text-align="start"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margin-left="0in" fo:margin-right="0in" fo:text-indent="0in" style:auto-text-indent="false"/>
    </style:style>
    <style:style style:name="P37" style:family="paragraph" style:parent-style-name="Standard" style:list-style-name="L5">
      <style:paragraph-properties fo:margin-left="0in" fo:margin-right="0in" fo:text-indent="0in" style:auto-text-indent="false"/>
    </style:style>
    <style:style style:name="P38" style:family="paragraph" style:parent-style-name="Standard">
      <style:paragraph-properties fo:margin-left="0.4925in" fo:margin-right="0in" fo:margin-top="0in" fo:margin-bottom="0in" fo:text-indent="0in" style:auto-text-indent="false"/>
      <style:text-properties fo:font-weight="normal" style:font-weight-asian="normal" style:font-weight-complex="normal"/>
    </style:style>
    <style:style style:name="P39" style:family="paragraph" style:parent-style-name="Standard">
      <style:paragraph-properties fo:margin-left="0.4925in" fo:margin-right="0in" fo:margin-top="0in" fo:margin-bottom="0in" fo:text-indent="0in" style:auto-text-indent="false"/>
      <style:text-properties fo:font-style="italic" style:font-style-asian="italic" style:font-style-complex="italic"/>
    </style:style>
    <style:style style:name="P40" style:family="paragraph" style:parent-style-name="Standard">
      <style:paragraph-properties fo:margin-left="0.4925in" fo:margin-right="0in" fo:text-indent="0in" style:auto-text-indent="false"/>
    </style:style>
    <style:style style:name="P41" style:family="paragraph" style:parent-style-name="Standard">
      <style:paragraph-properties fo:margin-top="0in" fo:margin-bottom="0in"/>
    </style:style>
    <style:style style:name="P42" style:family="paragraph" style:parent-style-name="Standard" style:list-style-name="L9">
      <style:paragraph-properties fo:margin-top="0in" fo:margin-bottom="0in"/>
    </style:style>
    <style:style style:name="P43" style:family="paragraph" style:parent-style-name="Heading_20_1" style:list-style-name="L1"/>
    <style:style style:name="P44" style:family="paragraph" style:parent-style-name="Heading_20_1" style:list-style-name="L1">
      <style:paragraph-properties fo:text-align="start" style:justify-single-word="false"/>
    </style:style>
    <style:style style:name="P45" style:family="paragraph" style:parent-style-name="Heading_20_1" style:list-style-name="L1">
      <style:paragraph-properties fo:margin-top="0in" fo:margin-bottom="0in"/>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Table_20_Contents" style:list-style-name="L11"/>
    <style:style style:name="P48" style:family="paragraph" style:parent-style-name="Table_20_Contents" style:list-style-name="L12"/>
    <style:style style:name="P49" style:family="paragraph" style:parent-style-name="Table_20_Contents" style:list-style-name="L11">
      <style:paragraph-properties fo:margin-left="-0.4925in" fo:margin-right="0in" fo:text-indent="0in" style:auto-text-indent="false"/>
    </style:style>
    <style:style style:name="P50" style:family="paragraph" style:parent-style-name="Table_20_Contents">
      <style:paragraph-properties fo:margin-top="0in" fo:margin-bottom="0in"/>
    </style:style>
    <style:style style:name="T1" style:family="text">
      <style:text-properties fo:color="#0000ff" fo:font-size="10pt" fo:font-style="italic" fo:font-weight="bold" style:font-size-asian="10pt" style:font-style-asian="italic" style:font-weight-asian="bold" style:font-style-complex="italic" style:font-weight-complex="bold"/>
    </style:style>
    <style:style style:name="T2" style:family="text">
      <style:text-properties fo:color="#0000ff" style:font-name="Times" fo:font-size="20pt" fo:font-style="italic" style:font-size-asian="20pt" style:font-style-asian="italic" style:font-style-complex="italic"/>
    </style:style>
    <style:style style:name="T3" style:family="text">
      <style:text-properties fo:font-size="10pt" style:font-size-asian="10pt"/>
    </style:style>
    <style:style style:name="T4" style:family="text">
      <style:text-properties fo:text-transform="uppercase" fo:font-weight="bold" style:font-weight-asian="bold"/>
    </style:style>
    <style:style style:name="T5" style:family="text">
      <style:text-properties fo:font-style="italic" style:font-style-asian="italic" style:font-style-complex="italic"/>
    </style:style>
    <style:style style:name="T6" style:family="text">
      <style:text-properties style:text-underline-style="solid" style:text-underline-type="double" style:text-underline-width="auto" style:text-underline-color="font-color"/>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text:style-name="ListLabel_20_1" style:num-suffix="." style:num-format="1">
        <style:list-level-properties text:min-label-width="0.3in"/>
      </text:list-level-style-number>
      <text:list-level-style-number text:level="2" text:style-name="ListLabel_20_2" style:num-suffix="." style:num-format="1">
        <style:list-level-properties text:min-label-width="0.4in"/>
      </text:list-level-style-number>
      <text:list-level-style-number text:level="3" text:style-name="ListLabel_20_3" style:num-suffix="." style:num-format="1" text:display-levels="2">
        <style:list-level-properties text:min-label-width="0.5in"/>
      </text:list-level-style-number>
      <text:list-level-style-number text:level="4" text:style-name="ListLabel_20_4" style:num-suffix="." style:num-format="1" text:display-levels="3">
        <style:list-level-properties text:min-label-width="0.6in"/>
      </text:list-level-style-number>
      <text:list-level-style-number text:level="5" text:style-name="ListLabel_20_5" style:num-suffix="." style:num-format="1" text:display-levels="4">
        <style:list-level-properties text:min-label-width="0.7in"/>
      </text:list-level-style-number>
      <text:list-level-style-number text:level="6" text:style-name="ListLabel_20_6" style:num-suffix="." style:num-format="1" text:display-levels="5">
        <style:list-level-properties text:min-label-width="0.8in"/>
      </text:list-level-style-number>
      <text:list-level-style-number text:level="7" text:style-name="ListLabel_20_7" style:num-suffix="." style:num-format="1" text:display-levels="6">
        <style:list-level-properties text:min-label-width="0.9in"/>
      </text:list-level-style-number>
      <text:list-level-style-number text:level="8" text:style-name="ListLabel_20_8" style:num-suffix="." style:num-format="1" text:display-levels="7">
        <style:list-level-properties text:min-label-width="1in"/>
      </text:list-level-style-number>
      <text:list-level-style-number text:level="9" text:style-name="ListLabel_20_9" style:num-suffix="." style:num-format="1" text:display-levels="8">
        <style:list-level-properties text:min-label-width="1.1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LIGO Laboratory / LIGO Scientific Collaboration</text:p>
      <text:p text:style-name="P12"/>
      <text:p text:style-name="P13"/>
      <text:p text:style-name="P7">LIGO-T09xxxxx-v1<text:tab/><text:span text:style-name="T2">LIGO</text:span><text:tab/><text:date style:data-style-name="N37" text:date-value="2009-11-03T14:25:30" text:fixed="true">11/03/09</text:date></text:p>
      <text:p text:style-name="P6"/>
      <text:p text:style-name="P9">AdvLigo CDS</text:p>
      <text:p text:style-name="P9">Frame Builder and Network Data Server</text:p>
      <text:p text:style-name="P6"/>
      <text:p text:style-name="P8">Alex Ivanov</text:p>
      <text:p text:style-name="P15"/>
      <text:p text:style-name="P15">Distribution of this document:</text:p>
      <text:p text:style-name="P15">LIGO Scientific Collaboration</text:p>
      <text:p text:style-name="P15"/>
      <text:p text:style-name="P15">This is an internal working note</text:p>
      <text:p text:style-name="P15">of the LIGO Laboratory.</text:p>
      <text:p text:style-name="P16"/>
      <table:table table:name="Table1" table:style-name="Table1">
        <table:table-column table:style-name="Table1.A"/>
        <table:table-column table:style-name="Table1.B"/>
        <table:table-row table:style-name="Table1.1">
          <table:table-cell office:value-type="string">
            <text:p text:style-name="P17">California Institute of Technology</text:p>
            <text:p text:style-name="P17">LIGO Project – MS 18-34</text:p>
            <text:p text:style-name="P18">1200 E. California Blvd.</text:p>
            <text:p text:style-name="P18">Pasadena, CA 91125</text:p>
            <text:p text:style-name="P19">Phone (626) 395-2129</text:p>
            <text:p text:style-name="P19">Fax (626) 304-9834</text:p>
            <text:p text:style-name="P19">E-mail: info@ligo.caltech.edu</text:p>
          </table:table-cell>
          <table:table-cell office:value-type="string">
            <text:p text:style-name="P17">Massachusetts Institute of Technology</text:p>
            <text:p text:style-name="P17">LIGO Project – NW22-295</text:p>
            <text:p text:style-name="P17">185 Albany St</text:p>
            <text:p text:style-name="P17">Cambridge, MA 02139</text:p>
            <text:p text:style-name="P20">Phone (617) 253-4824</text:p>
            <text:p text:style-name="P20">Fax (617) 253-7014</text:p>
            <text:p text:style-name="P20">E-mail: info@ligo.mit.edu</text:p>
          </table:table-cell>
        </table:table-row>
        <table:table-row table:style-name="Table1.1">
          <table:table-cell office:value-type="string">
            <text:p text:style-name="P17"/>
            <text:p text:style-name="P17">LIGO Hanford Observatory</text:p>
            <text:p text:style-name="P17">P.O. Box 1970</text:p>
            <text:p text:style-name="P17">Mail Stop S9-02</text:p>
            <text:p text:style-name="P17">Richland WA 99352</text:p>
            <text:p text:style-name="P20">Phone 509-372-8106</text:p>
            <text:p text:style-name="P20">Fax 509-372-8137</text:p>
          </table:table-cell>
          <table:table-cell office:value-type="string">
            <text:p text:style-name="P17"/>
            <text:p text:style-name="P17">LIGO Livingston Observatory</text:p>
            <text:p text:style-name="P17">P.O. Box 940</text:p>
            <text:p text:style-name="P17">Livingston, LA <text:s/>70754</text:p>
            <text:p text:style-name="P20">Phone 225-686-3100</text:p>
            <text:p text:style-name="P20">Fax 225-686-7189</text:p>
          </table:table-cell>
        </table:table-row>
      </table:table>
      <text:p text:style-name="P14">http://www.ligo.caltech.edu/</text:p>
      <text:p text:style-name="Standard"/>
      <text:p text:style-name="P10"/>
      <text:p text:style-name="Standard"/>
      <text:p text:style-name="Standard"/>
      <text:p text:style-name="Contents_20_Heading">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6"><text:a xlink:type="simple" xlink:href="#1.Introduction|outline">1.Introduction<text:tab/>3</text:a></text:p>
          <text:p text:style-name="P46"><text:a xlink:type="simple" xlink:href="#2.Program Code Overview|outline">2.Program Code Overview<text:tab/>3</text:a></text:p>
          <text:p text:style-name="P46"><text:a xlink:type="simple" xlink:href="#3.Source Code Configuration and Build|outline">3.Source Code Configuration and Build<text:tab/>3</text:a></text:p>
          <text:p text:style-name="P46"><text:a xlink:type="simple" xlink:href="#4.Program Installation and Execution|outline">4.Program Installation and Execution<text:tab/>5</text:a></text:p>
          <text:p text:style-name="P46"><text:a xlink:type="simple" xlink:href="#5.LHO network server (nds) daqdrc file|outline">5.LHO network server (nds) daqdrc file<text:tab/>7</text:a></text:p>
          <text:p text:style-name="P46"><text:a xlink:type="simple" xlink:href="#6.LHO frame writer (fb0w) daqdrc file|outline">6.LHO frame writer (fb0w) daqdrc file<text:tab/>8</text:a></text:p>
          <text:p text:style-name="P46"><text:a xlink:type="simple" xlink:href="#7.LHO data concentrator (fb0c) daqdrc file|outline">7.LHO data concentrator (fb0c) daqdrc file<text:tab/>10</text:a></text:p>
          <text:p text:style-name="P46"><text:a xlink:type="simple" xlink:href="#8.Signal Configuration|outline">8.Signal Configuration<text:tab/>11</text:a></text:p>
          <text:p text:style-name="P46"><text:a xlink:type="simple" xlink:href="#9.Run-time Diagnostics|outline">9.Run-time Diagnostics<text:tab/>13</text:a></text:p>
          <text:p text:style-name="P46"><text:a xlink:type="simple" xlink:href="#10.Client Request Language|outline">10.Client Request Language<text:tab/>17</text:a></text:p>
          <text:p text:style-name="P46"><text:a xlink:type="simple" xlink:href="#11.Large Scale DAQ System Installation|outline">11.Large Scale DAQ System Installation<text:tab/>23</text:a></text:p>
          <text:p text:style-name="P46"><text:a xlink:type="simple" xlink:href="#12.Standalone DAQ System|outline">12.Standalone DAQ System<text:tab/>24</text:a></text:p>
          <text:p text:style-name="P46"><text:a xlink:type="simple" xlink:href="#13.Epics-only DAQ system|outline">13.Epics-only DAQ system<text:tab/>25</text:a></text:p>
          <text:p text:style-name="P46"><text:a xlink:type="simple" xlink:href="#14.Frame Builder Program Code|outline">14.Frame Builder Program Code<text:tab/>25</text:a></text:p>
          <text:p text:style-name="P46"><text:a xlink:type="simple" xlink:href="#15. NDS Program Code|outline">15. NDS Program Code<text:tab/>2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Toc243980828"/><text:soft-page-break/></text:p>
      <text:list text:style-name="L1">
        <text:list-item>
          <text:h text:style-name="P43" text:outline-level="1"><text:bookmark-end text:name="_Toc243980828"/>Introduction</text:h>
        </text:list-item>
      </text:list>
      <text:p text:style-name="Standard">Frame Builder provides LIGO Data Acquisition (DAQ) function. Network Data Server (NDS) provides data distribution function. These programs are closely related and thus discussed here in a single document.</text:p>
      <text:list text:style-name="L1" text:continue-numbering="true">
        <text:list-item>
          <text:h text:style-name="P43" text:outline-level="1"><text:bookmark-start text:name="_Toc243980830"/>P<text:bookmark-end text:name="_Toc243980830"/>rogram Code Overview</text:h>
        </text:list-item>
      </text:list>
      <text:p text:style-name="Standard">The code is located in the CVS repository at the following address:</text:p>
      <text:p text:style-name="Standard">:pserver:aivanov@ldas-sw.ligo.caltech.edu:/ldcg_server/common/repository_cds</text:p>
      <text:p text:style-name="Standard">At the time of writing the switching to an SVN code control system is in progress.</text:p>
      <text:p text:style-name="Standard">The frame builder code consists of the two main parts, which are located in two separate directories under the CVS. The frame builder code (the daqd program source) resides in project/daq/fb2 and the NDS code, which is a separate program called “nds”, resides in project/daq/nds directory.</text:p>
      <text:p text:style-name="P35"><draw:frame draw:style-name="fr4" draw:name="Frame5" text:anchor-type="paragraph" svg:x="0.5264in" svg:y="0.1075in" svg:width="5.8339in" draw:z-index="32"><draw:text-box fo:min-height="4.5008in"><text:p text:style-name="Illustration"><draw:frame draw:style-name="fr5" draw:name="Object3" text:anchor-type="paragraph" svg:x="0.0016in" svg:y="0.0008in" svg:width="5.8339in" style:rel-width="100%" svg:height="4.5008in" style:rel-height="scale" draw:z-index="33"><draw:object xlink:href="./Object 3" xlink:type="simple" xlink:show="embed" xlink:actuate="onLoad"/><draw:image xlink:href="./ObjectReplacements/Object 3" xlink:type="simple" xlink:show="embed" xlink:actuate="onLoad"/></draw:frame>Illustration <text:sequence text:ref-name="refIllustration2" text:name="Illustration" text:formula="ooow:Illustration+1" style:num-format="1">1</text:sequence>: Simplified DAQ System Diagram</text:p></draw:text-box></draw:frame></text:p>
      <text:list text:style-name="L1" text:continue-numbering="true">
        <text:list-item>
          <text:h text:style-name="P43" text:outline-level="1"><text:soft-page-break/>Source Code Configuration and Build</text:h>
        </text:list-item>
      </text:list>
      <text:p text:style-name="Standard">Before the source code can be compiled to produce an executable (daqd or nds) it needs to be configured. Configuration is done using GNU autoconf script. The source file for the script is called configure.in. This file is processed using autoconf program to produce “configure” script. Running autoconf is required after checking the code out from the repository. Configure.in script is not checked into the repository.</text:p>
      <text:p text:style-name="Standard">Here are the most common configuration options for daqd.</text:p>
      <text:list text:style-name="L2">
        <text:list-item>
          <text:p text:style-name="P26">Shared memory data input</text:p>
        </text:list-item>
      </text:list>
      <text:list text:style-name="L3">
        <text:list-header>
          <text:p text:style-name="P27">/home/controls/cds/project/daq/fb2/configure <text:s text:c="2"/>--disable-broadcast --without-myr inet --enable-debug --with-shmem --with-gds=/home/controls/gds --with-epics=/opt /epics-3.14.9-linux/base –with-framecpp=/usr/local</text:p>
        </text:list-header>
      </text:list>
      <text:list text:style-name="L4">
        <text:list-item>
          <text:p text:style-name="P28">Data concentrator at LHO and LLO sites</text:p>
        </text:list-item>
      </text:list>
      <text:list text:style-name="L5">
        <text:list-header>
          <text:p text:style-name="P29">/home/controls/cds/project/daq/fb2/configure '--enable-debug' '--with-concentrat or' '--with-gds=/opt/apps/Linux/gds' '--with-epics=/opt/epics-3.14.10-RC2-x86_64 /base' '--with-vmic-rfm=5565' '--enable-compat-initial-ligo' '--enable-aux-5579- rfm' '--with-myrinet' --with-gds=/home/controls/gds '--enable-broadcast' –with- framecpp=/usr/local</text:p>
        </text:list-header>
        <text:list-item>
          <text:p text:style-name="P29">NDS Infiniband broadcast receiver at the sites</text:p>
          <text:p text:style-name="P29">/home/controls/cds/project/daq/fb2/configure '--disable-broadcast' '--without-my rinet' '--enable-debug' '--with-broadcast' '--with-gds=/home/controls/gds' '--wi th-epics=/opt/epics-3.14.9-x86_64/base' '--enable-compat-initial-ligo' '--with-f ramecpp=/usr/local'</text:p>
        </text:list-item>
        <text:list-item>
          <text:p text:style-name="P29">GM data input</text:p>
          <text:p text:style-name="P29">/home/controls/cds/project/daq/fb2/configure <text:s text:c="2"/>--disable-broadcast --with-myrine t --enable-debug --with-gds=/home/controls/gds --with-epics=/opt/epics-3.14.9-li nux/base –with-framecpp=/usr/local</text:p>
        </text:list-item>
        <text:list-item>
          <text:p text:style-name="P29">DMT Broadcaster</text:p>
          <text:p text:style-name="P29">This needs to be done on a 32-bit machine with 2.95.3 GCC compiler and version 6 framecpp. I usually install all this stuff into /usr/local-2.95.3/bin. Makefile.in needs to be patched with "/usr/local-2.95.3/bin" explicitly added in front of c++ and gcc lines. config.h.in needs to be patched, where USE_FRAMECPP=1 needs to be uncommented. </text:p>
          <text:p text:style-name="P29">Index: Makefile.in </text:p>
        </text:list-item>
      </text:list>
      <text:p text:style-name="P23">=================================================================== </text:p>
      <text:p text:style-name="P23">RCS file: /ldcg_server/common/repository_cds/cds/project/daq/fb2/Makefile.in,v </text:p>
      <text:p text:style-name="P23">retrieving revision 1.44 </text:p>
      <text:p text:style-name="P23">diff -r1.44 Makefile.in </text:p>
      <text:p text:style-name="P23">17,18c17,18 </text:p>
      <text:p text:style-name="P23">&lt; CXX=@CXX@ </text:p>
      <text:p text:style-name="P23">&lt; CC=@CC@ </text:p>
      <text:p text:style-name="P23"><text:soft-page-break/>--- </text:p>
      <text:p text:style-name="P23">&gt; CXX=/usr/local-2.95.3/bin/@CXX@ </text:p>
      <text:p text:style-name="P23">&gt; CC=/usr/local-2.95.3/bin/@CC@ </text:p>
      <text:p text:style-name="Standard"/>
      <text:p text:style-name="P23">[controls@fb1gds fb2]$ cvs diff config.h.in </text:p>
      <text:p text:style-name="P23">Index: config.h.in </text:p>
      <text:p text:style-name="P23">=================================================================== </text:p>
      <text:list text:style-name="L5">
        <text:list-header>
          <text:p text:style-name="P37">RCS file: /ldcg_server/common/repository_cds/cds/project/daq/fb2/config.h.in,v </text:p>
        </text:list-header>
      </text:list>
      <text:p text:style-name="P23"/>
      <text:p text:style-name="P23">retrieving revision 1.17 </text:p>
      <text:p text:style-name="P23">diff -r1.17 config.h.in </text:p>
      <text:p text:style-name="P23">19c19 </text:p>
      <text:p text:style-name="P23">&lt; //#define USE_FRAMECPP 1 </text:p>
      <text:p text:style-name="P23">--- </text:p>
      <text:p text:style-name="P23">&gt; #define USE_FRAMECPP 1 </text:p>
      <text:p text:style-name="P23"/>
      <text:p text:style-name="P23">../cds/project/daq/fb2/configure '--without-gds' '--with-epics=/opt/epics-3.14.7 -i386/base' '--with-broadcast' '--without-myrinet' '--with-framecpp=/usr/local-2 .95.3' '--enable-debug' '--enable-compat-initial-ligo' </text:p>
      <text:list text:style-name="L5">
        <text:list-header>
          <text:p text:style-name="P37"/>
        </text:list-header>
      </text:list>
      <text:p text:style-name="Standard">Running ./configure script (with appropriate command line options) produces a Makefile. Frame Builder and NDS is compiled by running “make”. Frame builder executable is called “daqd”. NDS executable is called “nds”.</text:p>
      <text:p text:style-name="Standard">Build dependencies are CentOS 5.3 64 bit Linux, 3.14.9 64-bit Epics build, 64-bit framecpp-1.21.1 or better, GDS source (for header files), 64-bit libtestpoint.so library.</text:p>
      <text:list text:style-name="L1" text:continue-numbering="true">
        <text:list-item>
          <text:h text:style-name="P43" text:outline-level="1">Program Installation and Execution<text:bookmark-start text:name="_Toc243980835"/></text:h>
        </text:list-item>
      </text:list>
      <text:list text:style-name="L6">
        <text:list-item>
          <text:p text:style-name="P30">Both daqd and nds are installed into the target directory, for instance /cvs/cds/caltech/target/fb. Nds requires no configuration file to run. Frame builder (daqd) needs the daqdrc file in order to run. Daqdrc file syntax is described in the above section, named <text:a xlink:type="simple" xlink:href="#8.Client Request Language|outline">Client Request Language</text:a>. <text:s/>Section <text:a xlink:type="simple" xlink:href="#5.Sample daqdrc file|outline">Sample daqdrc file</text:a> above provides an example of a daqdrc file.</text:p>
        </text:list-item>
        <text:list-item>
          <text:p text:style-name="P30">Frame builder code is started as follows:</text:p>
        </text:list-item>
      </text:list>
      <text:p text:style-name="P23">./daqd -c daqdrc</text:p>
      <text:p text:style-name="P23">At the LHO, where we have two interferometers, the code is started like this::</text:p>
      <text:p text:style-name="P23">./daqd -2 -c daqdrc</text:p>
      <text:p text:style-name="P23"><text:soft-page-break/>When running, daqd is listening on TCP port 8087 for administrative connection. It is also listening on port 8088 for the data client connection. In order to shut down daqd one could use telnet as follow:</text:p>
      <text:p text:style-name="P23">&gt; telnet localhost 8087</text:p>
      <text:p text:style-name="P23">daqd&gt; shutdown;</text:p>
      <text:p text:style-name="P23">“Shutdown” command will terminate the frame builder.</text:p>
      <text:list text:style-name="L7">
        <text:list-item>
          <text:p text:style-name="P31">NDS program started in the target directory as follows:</text:p>
        </text:list-item>
      </text:list>
      <text:p text:style-name="P23">/lho/target/nds0/nds /lho/target/nds0/pipe</text:p>
      <text:p text:style-name="P23">“pipe” file is the UNIX message communication pipe used to send commands from daqd to nds. The directory where pipe file resides needs to be specified in daqdrc on “set nds-jobs-dir” line.</text:p>
      <text:list text:style-name="L8">
        <text:list-item>
          <text:p text:style-name="P32">Usually both daqd and nds are started and restarted from the inittab. Here an inittab file for the daqd program.</text:p>
        </text:list-item>
      </text:list>
      <text:p text:style-name="Standard"/>
      <text:p text:style-name="P25">[aivanov@silverstar nds0]$ more nds0.inittab </text:p>
      <text:p text:style-name="P25">#!/bin/sh </text:p>
      <text:p text:style-name="P25">cd /lho/target/nds0 </text:p>
      <text:p text:style-name="P25"># Create log directories and move old log file into archive </text:p>
      <text:p text:style-name="P25">mkdir -p /lho/target/nds0/logs/archive </text:p>
      <text:p text:style-name="P25">/bin/mv -f /lho/target/nds0/logs/daqd.log.* /lho/target/nds0/logs/archive </text:p>
      <text:p text:style-name="P25">ulimit -c 0 </text:p>
      <text:p text:style-name="P25"># Execute frame builder </text:p>
      <text:p text:style-name="P25">exec nice -n -20 su controls -c '/lho/target/nds0/daqd -2 -c /lho/target/nds0/daqdrc' &gt; /lho/targ </text:p>
      <text:p text:style-name="P25">et/nds0/logs/daqd.log.$$ 2&gt;&amp;1 </text:p>
      <text:p text:style-name="P23">The following is the inittab file for the nds program:</text:p>
      <text:p text:style-name="P23"/>
      <text:p text:style-name="P25">[aivanov@silverstar nds0]$ more nds0-nds.inittab </text:p>
      <text:p text:style-name="P25">#!/bin/sh </text:p>
      <text:p text:style-name="P25">cd /lho/target/nds0 </text:p>
      <text:p text:style-name="P25"># Create log directories and move old log file into archive </text:p>
      <text:p text:style-name="P25">mkdir -p /lho/target/nds0/logs/archive </text:p>
      <text:p text:style-name="P25">/bin/mv -f /lho/target/nds0/logs/nds.log.* /lho/target/nds0/logs/archive </text:p>
      <text:p text:style-name="P25">ulimit -c unlimited </text:p>
      <text:p text:style-name="P25"># Execute NDS codeframe builder </text:p>
      <text:p text:style-name="P25">exec su controls -c '/lho/target/nds0/nds /lho/target/nds0/pipe' &gt; /lho/target/nds0/logs/nds.log. </text:p>
      <text:p text:style-name="P25">$$ 2&gt;&amp;1 </text:p>
      <text:p text:style-name="P21"/>
      <text:list text:style-name="L9">
        <text:list-item>
          <text:p text:style-name="P42">The frame files are saved into the directories specified in daqdrc file. New subdirectory is created for a set of frame files with the same 4 digits in the GPS time. Fro instance, all H-R-9430xxxxx-32.gwf files are created in /frames/full/9430 directory at the LHO.</text:p>
        </text:list-item>
      </text:list>
      <text:p text:style-name="P23">We use crontab perl scripts, called wiper.pl, to keep /frame file system under 100 full in order to be able to save new data. Wiper.pl scripts calculate how many old frame files needed to be <text:soft-page-break/>deleted based on overall percentage allocation for full-res, trend and minute trend frame data. We do not delete raw minute trend data.</text:p>
      <text:list text:style-name="L10">
        <text:list-item>
          <text:p text:style-name="P33">It is important to have NTP running on all frame builder machines to keep the system UNIX time valid.</text:p>
        </text:list-item>
        <text:list-item>
          <text:p text:style-name="P33">Frame builder code (daqd), running as the <text:s/>data server, needs to be able to get the test point data from the front-end systems. Setting and clearing the test points is performed by a separate program called test point manager (tpman, awgtpman). Daqdrc has gds_server setting for this purpose, here is an example of the setting used in LHO nds0:</text:p>
          <text:p text:style-name="P33">set gds_server = "h1awg0" "h2awg0" 27 "h1isi" 30 "h1omc" 31 "h1omc" 0 0; </text:p>
        </text:list-item>
      </text:list>
      <text:p text:style-name="P23">This sets H1 and H2 initial LIGO ligo test point mangers (h1awg0, h2awg0) and the new DUC 27 ISI, DCU 30 and DCU 31 OMC.</text:p>
      <text:list text:style-name="L1" text:continue-numbering="true">
        <text:list-item>
          <text:h text:style-name="P43" text:outline-level="1">LHO network server (nds) daqdrc file</text:h>
        </text:list-item>
      </text:list>
      <text:p text:style-name="P21"/>
      <text:p text:style-name="P21"># Uncomment to allow booting with missing test point managers </text:p>
      <text:p text:style-name="P21">set allow_tpman_connect_fail; </text:p>
      <text:p text:style-name="P21"/>
      <text:p text:style-name="P21"># Broadcast receiver setting </text:p>
      <text:p text:style-name="P21">set broadcaster_packet_burst=100; </text:p>
      <text:p text:style-name="P21"># Custom DCU rate settings</text:p>
      <text:p text:style-name="P21">set dcu_rate 27=2048; </text:p>
      <text:p text:style-name="P21">set dcu_rate 30=32768; </text:p>
      <text:p text:style-name="P21">set dcu_rate 31=32768; </text:p>
      <text:p text:style-name="P21"># Check IFO H1 only</text:p>
      <text:p text:style-name="P21">set dcu_status_check=1; </text:p>
      <text:p text:style-name="P21"># Do not print debugging messages </text:p>
      <text:p text:style-name="P21">set debug=0; </text:p>
      <text:p text:style-name="P21"># Do not zero bad data</text:p>
      <text:p text:style-name="P21">set zero_bad_data=0; </text:p>
      <text:p text:style-name="P21"># Location of signal master config file </text:p>
      <text:p text:style-name="P21">set master_config="/lho/target/fb0c/master"; </text:p>
      <text:p text:style-name="P21"># Configure data channels</text:p>
      <text:p text:style-name="P21">configure channels begin end; </text:p>
      <text:p text:style-name="P21"/>
      <text:p text:style-name="P21"># Set the location of test point managers (legacy H1, H2 and the new ISI and OMC </text:p>
      <text:p text:style-name="P21">set gds_server = "h1awg0" "h2awg0" 27 "h1isi" 30 "h1omc" 31 "h1omc" 0 0; </text:p>
      <text:p text:style-name="P21"># Set custom leap seconds</text:p>
      <text:p text:style-name="P21">set gps_leaps = 820108813 914803214; </text:p>
      <text:p text:style-name="P21"/>
      <text:p text:style-name="P21"># Specify the location of NDS pipe file</text:p>
      <text:p text:style-name="P21">set nds-jobs-dir="/cvs/cds/lho/target/nds0"; </text:p>
      <text:p text:style-name="P21"/>
      <text:p text:style-name="P21"># Create main circular buffer 30 seconds long</text:p>
      <text:p text:style-name="P21">start main 30; </text:p>
      <text:p text:style-name="P21"><text:soft-page-break/></text:p>
      <text:p text:style-name="P21"># Start trender thread </text:p>
      <text:p text:style-name="P21">start trender; </text:p>
      <text:p text:style-name="P21"><text:s/></text:p>
      <text:p text:style-name="P21"># Start main data producer thread</text:p>
      <text:p text:style-name="P21">start producer; </text:p>
      <text:p text:style-name="P21"># Start local Epics soft IOC server to make nds0 diagnostic channels available to the control room </text:p>
      <text:p text:style-name="P21">start epics server "H0:DAQ-NDS0_" "H1:DAQ-NDS0_"; </text:p>
      <text:p text:style-name="P21"/>
      <text:p text:style-name="P21"># Start administration and data listener threads</text:p>
      <text:p text:style-name="P21">start listener 8087; </text:p>
      <text:p text:style-name="P21">start listener 8088 1; </text:p>
      <text:p text:style-name="P21"/>
      <text:p text:style-name="P21">sleep 5; </text:p>
      <text:p text:style-name="P21"># DMT archive configuration </text:p>
      <text:p text:style-name="P21">update all archives; </text:p>
      <text:p text:style-name="P21"/>
      <text:p text:style-name="P21">sleep 60; </text:p>
      <text:p text:style-name="P21"># Clear initial data errors</text:p>
      <text:p text:style-name="P21">clear crc; </text:p>
      <text:list text:style-name="L1" text:continue-numbering="true">
        <text:list-item>
          <text:h text:style-name="P43" text:outline-level="1">LHO frame writer (fb0w) daqdrc file</text:h>
        </text:list-item>
      </text:list>
      <text:p text:style-name="Standard"># This setting controls a broadcast code tunable parameter</text:p>
      <text:p text:style-name="P21">set broadcaster_packet_burst=100; </text:p>
      <text:p text:style-name="P21"># The following lines set custom DCU rates</text:p>
      <text:p text:style-name="P21">set dcu_rate 27=2048; </text:p>
      <text:p text:style-name="P21">set dcu_rate 30=32768; </text:p>
      <text:p text:style-name="P21">set dcu_rate 31=32768; </text:p>
      <text:p text:style-name="P21"># Tells daqd to check DCUs on interferometer H1 only</text:p>
      <text:p text:style-name="P21">set dcu_status_check=1; </text:p>
      <text:p text:style-name="P21"># Turn off debug messages</text:p>
      <text:p text:style-name="P21">set debug=0; </text:p>
      <text:p text:style-name="P21"># Do not zero out bad data</text:p>
      <text:p text:style-name="P21">set zero_bad_data=0; </text:p>
      <text:p text:style-name="P21"># Specify the location of the master config file</text:p>
      <text:p text:style-name="P21">set master_config="/lho/target/fb0c/master"; </text:p>
      <text:p text:style-name="P21"/>
      <text:p text:style-name="P21"># Configure digital signals</text:p>
      <text:p text:style-name="P21">configure channels begin end; </text:p>
      <text:p text:style-name="P21"># Specify custom leap seconds</text:p>
      <text:p text:style-name="P21">set gps_leaps = 820108813 914803214; </text:p>
      <text:p text:style-name="P21"># These parameters are obsolete in the latest code</text:p>
      <text:p text:style-name="P21"># GPS seconds numberg scheme is used instead to create subdirectories</text:p>
      <text:p text:style-name="P21"># for frame storage</text:p>
      <text:p text:style-name="P21">set num_dirs = 600; </text:p>
      <text:p text:style-name="P21"><text:soft-page-break/>set frames_per_dir=114; </text:p>
      <text:p text:style-name="P21"># How many FrameCPP frames per file to save</text:p>
      <text:p text:style-name="P21">set full_frames_per_file=1; </text:p>
      <text:p text:style-name="P21"># Specify the length of data frame in seconds</text:p>
      <text:p text:style-name="P21">set full_frames_blocks_per_frame=32; </text:p>
      <text:p text:style-name="P21"># Location, prefix and the suffix of the full-resolution frame files</text:p>
      <text:p text:style-name="P21">set frame_dir="/frames/full", "H-R-", ".gwf"; </text:p>
      <text:p text:style-name="P21"/>
      <text:p text:style-name="P21"># Trend file setting</text:p>
      <text:p text:style-name="P21"># The following two lines obsolete</text:p>
      <text:p text:style-name="P21">set trend_num_dirs=600; </text:p>
      <text:p text:style-name="P21">set trend_frames_per_dir=60; </text:p>
      <text:p text:style-name="P21"># Location, prefix and suffix of the second trend frame files</text:p>
      <text:p text:style-name="P21">set trend_frame_dir= "/frames/trend/second", "H-T-", ".gwf"; </text:p>
      <text:p text:style-name="P21"/>
      <text:p text:style-name="P21"># Location of the raw minute trend data directory</text:p>
      <text:p text:style-name="P21">set raw-minute-trend-dir="/frames/trend/minute_raw"; </text:p>
      <text:p text:style-name="P21"/>
      <text:p text:style-name="P21"># Location of the NDS jobs directory</text:p>
      <text:p text:style-name="P21"># This is the link from daqd to nds</text:p>
      <text:p text:style-name="P21">set nds-jobs-dir="/cvs/cds/lho/target/fb0w"; </text:p>
      <text:p text:style-name="P21"/>
      <text:p text:style-name="P21"># Obsolete minute trend settings</text:p>
      <text:p text:style-name="P21">set minute-trend-num-dirs=30; </text:p>
      <text:p text:style-name="P21">set minute-trend-frames-per-dir=24; </text:p>
      <text:p text:style-name="P21"># Location, prefix and suffix of the minute trend frame files</text:p>
      <text:p text:style-name="P21">set minute-trend-frame-dir="/frames/trend/minute", "H-M-", ".gwf"; </text:p>
      <text:p text:style-name="P21"/>
      <text:p text:style-name="P21"># Create main circular buffer</text:p>
      <text:p text:style-name="P21">start main 100; </text:p>
      <text:p text:style-name="P21"/>
      <text:p text:style-name="P21"># This block start data saving threads</text:p>
      <text:p text:style-name="P21"/>
      <text:p text:style-name="P21">start frame-saver; </text:p>
      <text:p text:style-name="P21">sync frame-saver; </text:p>
      <text:p text:style-name="P21">start trender; </text:p>
      <text:p text:style-name="P21">start trend-frame-saver; </text:p>
      <text:p text:style-name="P21">sync trend-frame-saver; </text:p>
      <text:p text:style-name="P21">start minute-trend-frame-saver; </text:p>
      <text:p text:style-name="P21">sync minute-trend-frame-saver; </text:p>
      <text:p text:style-name="P21"># Setting of how often to save raw minute trend data (in minutes)</text:p>
      <text:p text:style-name="P21">set raw_minute_trend_saving_period=10; </text:p>
      <text:p text:style-name="P21">start raw-minute-trend-saver; </text:p>
      <text:p text:style-name="P21"/>
      <text:p text:style-name="P21"># Star data producer code</text:p>
      <text:p text:style-name="P21">start producer; </text:p>
      <text:p text:style-name="P21"><text:soft-page-break/></text:p>
      <text:p text:style-name="P21"># Do not start Epics data collection code</text:p>
      <text:p text:style-name="P21"># start epics dcu; </text:p>
      <text:p text:style-name="P21"/>
      <text:p text:style-name="P21"># Start Epics server code; used to display frame builder statistics</text:p>
      <text:p text:style-name="P21">start epics server "H0:DAQ-FB0W_" "H1:DAQ-FB0W_"; </text:p>
      <text:p text:style-name="P21"/>
      <text:p text:style-name="P21"># Start listener thread for administrative client connection</text:p>
      <text:p text:style-name="P21">start listener 8087; </text:p>
      <text:p text:style-name="P21"># We do not run strict listener on the writer machine </text:p>
      <text:p text:style-name="P21">#start listener 8088 1; </text:p>
      <text:p text:style-name="P21">sleep 60; </text:p>
      <text:p text:style-name="P21"># Clear init data errors for all DCUs</text:p>
      <text:p text:style-name="P21">clear crc; </text:p>
      <text:p text:style-name="Standard"/>
      <text:list text:style-name="L1" text:continue-numbering="true">
        <text:list-item>
          <text:h text:style-name="P43" text:outline-level="1"><text:bookmark-end text:name="_Toc243980835"/>LHO data concentrator (fb0c) daqdrc file</text:h>
        </text:list-item>
      </text:list>
      <text:p text:style-name="P21"/>
      <text:p text:style-name="P21"># Set the Symmetricom GPS card time offset</text:p>
      <text:p text:style-name="P21">set symm_gps_offset = 15; </text:p>
      <text:p text:style-name="P21"># Controller cycle and GPS time input </text:p>
      <text:p text:style-name="P21">#set cycle_input=2; </text:p>
      <text:p text:style-name="P21"># Symmetricom card GPS time input </text:p>
      <text:p text:style-name="P21">set cycle_input=8; </text:p>
      <text:p text:style-name="P21"># Broadcaster code performance setting</text:p>
      <text:p text:style-name="P21">set broadcaster_packet_burst=100; </text:p>
      <text:p text:style-name="P21"># Programming custom DCU rates</text:p>
      <text:p text:style-name="P21">set dcu_rate 27=2048; </text:p>
      <text:p text:style-name="P21">set dcu_rate 30=32768; </text:p>
      <text:p text:style-name="P21">set dcu_rate 31=32768; </text:p>
      <text:p text:style-name="P21"># Check both H1 and H2 interferometer DCUs</text:p>
      <text:p text:style-name="P21">set dcu_status_check=3; </text:p>
      <text:p text:style-name="P21"># Do not print debugging messages </text:p>
      <text:p text:style-name="P21">set debug=0; </text:p>
      <text:p text:style-name="P21"># Log information messages at log level 2</text:p>
      <text:p text:style-name="P21">set log=2; </text:p>
      <text:p text:style-name="P21"># Do not zero-fill bad (invalid CRC) data</text:p>
      <text:p text:style-name="P21">set zero_bad_data=0; </text:p>
      <text:p text:style-name="P21"># Sets the location of the master config file</text:p>
      <text:p text:style-name="P21">set master_config="/lho/target/fb0c/master"; </text:p>
      <text:p text:style-name="P21"># Read the master config dna all the INI and PAR file listed there and </text:p>
      <text:p text:style-name="P21"># perform data channel configuration</text:p>
      <text:p text:style-name="P21">configure channels begin end; </text:p>
      <text:p text:style-name="P21"/>
      <text:p text:style-name="P21"># Create main circular data buffer 10 seconds long</text:p>
      <text:p text:style-name="P21"><text:soft-page-break/>start main 10; </text:p>
      <text:p text:style-name="P21"/>
      <text:p text:style-name="P21"># Start profiling thread (statistics logger)</text:p>
      <text:p text:style-name="P21">start profiler; </text:p>
      <text:p text:style-name="P21"><text:s/></text:p>
      <text:p text:style-name="P21"># Start data broadcaster thread on the Infiniband network 192.168.0.0</text:p>
      <text:p text:style-name="P21">start fast-writer "192.168.255.255" broadcast="192.168.0.0" all; </text:p>
      <text:p text:style-name="P21"/>
      <text:p text:style-name="P21"># Start primary data producer thread</text:p>
      <text:p text:style-name="P21">start producer; </text:p>
      <text:p text:style-name="P21"/>
      <text:p text:style-name="P21"># Start Epics data collection (producer) thread</text:p>
      <text:p text:style-name="P21">start epics dcu; </text:p>
      <text:p text:style-name="P21"/>
      <text:p text:style-name="P21"># Start local Epics IOC (diagnostic channels)</text:p>
      <text:p text:style-name="P21">start epics server "H0:DAQ-FB0C_" "H1:DAQ-FB0C_" "H2:DAQ-FB0C_"; </text:p>
      <text:p text:style-name="P21"/>
      <text:p text:style-name="P21"># Start administrative network connection listener</text:p>
      <text:p text:style-name="P21">start listener 8087; </text:p>
      <text:p text:style-name="P21"/>
      <text:p text:style-name="P21"># Do not start data server listener thread</text:p>
      <text:p text:style-name="P21">#start listener 8088 1; </text:p>
      <text:p text:style-name="P21">sleep 60; </text:p>
      <text:p text:style-name="P21"/>
      <text:p text:style-name="P21"># Clear initial DCU data error counters</text:p>
      <text:p text:style-name="P21">clear crc; </text:p>
      <text:list text:style-name="L1" text:continue-numbering="true">
        <text:list-item>
          <text:h text:style-name="P43" text:outline-level="1">Signal Configuration</text:h>
        </text:list-item>
      </text:list>
      <text:p text:style-name="Standard">Signal configuration is made using the master config file, location of which is specified in daqdrc with “master_config” setting.</text:p>
      <text:p text:style-name="Standard"/>
      <text:p text:style-name="Standard">set master_config="/lho/target/fb0c/master"; </text:p>
      <text:p text:style-name="Standard"/>
      <text:p text:style-name="Standard">Here is a sample master config file from the LHO:</text:p>
      <text:p text:style-name="Standard"/>
      <text:p text:style-name="P39">-bash-3.2$ more /lho/target/fb0c/master </text:p>
      <text:p text:style-name="P39">/cvs/cds/lho/chans/daq/H1OM1.ini </text:p>
      <text:p text:style-name="P39">/cvs/cds/lho/chans/daq/H1OM2.ini </text:p>
      <text:p text:style-name="P39">/cvs/cds/lho/chans/daq/H1ADCU_PEM.ini </text:p>
      <text:p text:style-name="P39">/cvs/cds/lho/chans/daq/H1ADCU_SUS.ini </text:p>
      <text:p text:style-name="P39">/cvs/cds/lho/chans/daq/H1ADCU_EX.ini </text:p>
      <text:p text:style-name="P39">/cvs/cds/lho/chans/daq/H1ADCU_EY.ini </text:p>
      <text:p text:style-name="P39">/cvs/cds/lho/chans/daq/H1LSC.ini </text:p>
      <text:p text:style-name="P39"><text:soft-page-break/>/cvs/cds/lho/chans/daq/H1ASC.ini </text:p>
      <text:p text:style-name="P39">/cvs/cds/lho/chans/daq/H1SOS.ini </text:p>
      <text:p text:style-name="P39">/cvs/cds/lho/chans/daq/H1SUS_EX.ini </text:p>
      <text:p text:style-name="P39">/cvs/cds/lho/chans/daq/H1SUS_EY.ini </text:p>
      <text:p text:style-name="P39">/cvs/cds/lho/chans/daq/H1SUS1.ini </text:p>
      <text:p text:style-name="P39">/cvs/cds/lho/chans/daq/H1SUS2.ini </text:p>
      <text:p text:style-name="P39">/cvs/cds/lho/chans/daq/H1SUS3.ini </text:p>
      <text:p text:style-name="P39">/cvs/cds/lho/chans/daq/H1IOO.ini </text:p>
      <text:p text:style-name="P39">/cvs/cds/lho/chans/daq/H1ISI.ini </text:p>
      <text:p text:style-name="P39"># </text:p>
      <text:p text:style-name="P39"># </text:p>
      <text:p text:style-name="P39">##/cvs/cds/lho/chans/daq/H1ADCU_FAST1.ini </text:p>
      <text:p text:style-name="P39">#/cvs/cds/lho/chans/daq/H1ADCU_FAST2.ini </text:p>
      <text:p text:style-name="P39">#/cvs/cds/lho/chans/daq/H1ADCU_FAST3.ini </text:p>
      <text:p text:style-name="P39">##/cvs/cds/lho/chans/daq/H1ADCU_FAST4.ini </text:p>
      <text:p text:style-name="P39"># </text:p>
      <text:p text:style-name="P39"># </text:p>
      <text:p text:style-name="P39">/cvs/cds/lho/chans/daq/H2ADCU_PEM.ini </text:p>
      <text:p text:style-name="P39">#DB /cvs/cds/lho/chans/daq/H2ADCU_SUS.ini </text:p>
      <text:p text:style-name="P39">/cvs/cds/lho/chans/daq/H2ADCU_EX.ini </text:p>
      <text:p text:style-name="P39">/cvs/cds/lho/chans/daq/H2ADCU_EY.ini </text:p>
      <text:p text:style-name="P39">#DB /cvs/cds/lho/chans/daq/H2LSC.ini </text:p>
      <text:p text:style-name="P39">#DB /cvs/cds/lho/chans/daq/H2ASC.ini </text:p>
      <text:p text:style-name="P39">#DB /cvs/cds/lho/chans/daq/H2IOO.ini </text:p>
      <text:p text:style-name="P39">/cvs/cds/lho/chans/daq/H2SOS.ini </text:p>
      <text:p text:style-name="P39">/cvs/cds/lho/chans/daq/H2SUS_EX.ini </text:p>
      <text:p text:style-name="P39">/cvs/cds/lho/chans/daq/H2SUS_EY.ini </text:p>
      <text:p text:style-name="P39">/cvs/cds/lho/chans/daq/H2SUS1.ini </text:p>
      <text:p text:style-name="P39">/cvs/cds/lho/chans/daq/H2SUS2.ini </text:p>
      <text:p text:style-name="P39">/cvs/cds/lho/chans/daq/H2SUS3.ini </text:p>
      <text:p text:style-name="P39">/cvs/cds/lho/chans/daq/H2SUS4.ini </text:p>
      <text:p text:style-name="P39">##/cvs/cds/lho/chans/daq/H2ADCU_FAST1.ini </text:p>
      <text:p text:style-name="P39"># /cvs/cds/lho/chans/daq/H2ADCU_FAST2.ini </text:p>
      <text:p text:style-name="P39"># /cvs/cds/lho/chans/daq/H2ADCU_FAST3.ini </text:p>
      <text:p text:style-name="P39">## /cvs/cds/lho/chans/daq/H2ADCU_FAST4.ini </text:p>
      <text:p text:style-name="P39">## </text:p>
      <text:p text:style-name="P39"># </text:p>
      <text:p text:style-name="P39">/cvs/cds/lho/chans/daq/H1GDS.ini </text:p>
      <text:p text:style-name="P39">/cvs/cds/lho/chans/daq/H2GDS.ini </text:p>
      <text:p text:style-name="P39">/opt/CDS/a/gds/param/tpchn_H1.par </text:p>
      <text:p text:style-name="P39">/opt/CDS/a/gds/param/tpchn_H2.par </text:p>
      <text:p text:style-name="P39">/cvs/cds/lho/target/gds/param/tpchn_H3.par </text:p>
      <text:p text:style-name="P39">/cvs/cds/lho/target/gds/param/tpchn_H4.par </text:p>
      <text:p text:style-name="P39">/cvs/cds/lho/target/gds/param/tpchn_H5.par </text:p>
      <text:p text:style-name="P39">/cvs/cds/lho/chans/daq/H0EDCU.ini </text:p>
      <text:p text:style-name="P24"/>
      <text:p text:style-name="P21"><text:soft-page-break/>Master config has one line per configuration file. Usually each DCU has its own INI file. The format that's used for INI and PAR files is the same: Here is the sample file:</text:p>
      <text:p text:style-name="P21"/>
      <text:p text:style-name="P39">-bash-3.2$ more /cvs/cds/lho/chans/daq/H1OM1.ini </text:p>
      <text:p text:style-name="P39">[default] </text:p>
      <text:p text:style-name="P39">gain=1.00 </text:p>
      <text:p text:style-name="P39">datatype=4 </text:p>
      <text:p text:style-name="P39">ifoid=0 </text:p>
      <text:p text:style-name="P39">slope=6.1028e-05 </text:p>
      <text:p text:style-name="P39">acquire=0 </text:p>
      <text:p text:style-name="P39">offset=0 </text:p>
      <text:p text:style-name="P39">units=V </text:p>
      <text:p text:style-name="P39">dcuid=30 </text:p>
      <text:p text:style-name="P39">datarate=32768 </text:p>
      <text:p text:style-name="P39"/>
      <text:p text:style-name="P39">#[H1:OMC-UGF_TEST2_Q_EXC_DAQ] </text:p>
      <text:p text:style-name="P39">#datatype=4 </text:p>
      <text:p text:style-name="P39">#acquire=0 </text:p>
      <text:p text:style-name="P39">#datarate=32768 </text:p>
      <text:p text:style-name="P39">#chnnum=1 </text:p>
      <text:p text:style-name="P24"/>
      <text:p text:style-name="P24">&lt;H1OM1.ini is cut here, but at LHO it continues for 1531 lines&gt;</text:p>
      <text:p text:style-name="P21"/>
      <text:p text:style-name="Standard">The INI file is using common “name=value” format with [sections]. There is a default section with the common defaults. Each subsequent section has a data channel name per section, where the overriding values are specified. Sections can be commented out using “#” symbol.</text:p>
      <text:p text:style-name="Standard">These files could be edit either by hand or using daqconfig tool.</text:p>
      <text:p text:style-name="Standard"/>
      <text:list text:style-name="L1" text:continue-numbering="true">
        <text:list-item>
          <text:h text:style-name="P45" text:outline-level="1"><text:bookmark-start text:name="_Toc243980836"/>R<text:bookmark-end text:name="_Toc243980836"/>un-time Diagnostics<text:bookmark-start text:name="_Toc243980837"/></text:h>
        </text:list-item>
      </text:list>
      <text:p text:style-name="Standard">Frame builder logs errors, warnings and the diagnostic messages to stderr. The location of the log file is usually /cvs/cds/lho/target/fb0w/logs/daqd.log.6492, where the suffix number is the process ID of the currently running daqd program.</text:p>
      <text:p text:style-name="Standard">Frame builder has a built-in Epics server and provides some of the diagnostic information as Epics channels. The list of the frame builder Epics channels is in the table, where the channel prefix in daqdrc was set as follows:</text:p>
      <text:p text:style-name="Standard"/>
      <text:p text:style-name="P23"><text:span text:style-name="T5">start epics server "G0:DAQ-NDS0_" "G1:DAQ-NDS0_";</text:span></text:p>
      <text:p text:style-name="P36"></text:p>
      <text:p text:style-name="Standard"/>
      <table:table table:name="Table3" table:style-name="Table3">
        <table:table-column table:style-name="Table3.A"/>
        <table:table-column table:style-name="Table3.B"/>
        <text:soft-page-break/>
        <table:table-row>
          <table:table-cell table:style-name="Table3.A1" office:value-type="string">
            <text:p text:style-name="Standard">G0:DAQ-NDS0_CYCLE</text:p>
          </table:table-cell>
          <table:table-cell table:style-name="Table3.B1" office:value-type="string">
            <text:p text:style-name="Table_20_Contents">Current frame builder data cycle (16 Hz)</text:p>
          </table:table-cell>
        </table:table-row>
        <table:table-row>
          <table:table-cell table:style-name="Table3.A2" office:value-type="string">
            <text:p text:style-name="Table_20_Contents">G0:DAQ-NDS0_TOTAL_CHANS</text:p>
          </table:table-cell>
          <table:table-cell table:style-name="Table3.B2" office:value-type="string">
            <text:p text:style-name="Table_20_Contents">The total number of DAQ channels configured</text:p>
          </table:table-cell>
        </table:table-row>
        <table:table-row>
          <table:table-cell table:style-name="Table3.A3" office:value-type="string">
            <text:p text:style-name="Table_20_Contents">G0:DAQ-NDS0_DATA_RATE</text:p>
          </table:table-cell>
          <table:table-cell table:style-name="Table3.B2" office:value-type="string">
            <text:p text:style-name="Table_20_Contents">Total data rate <text:s/>(kilobytes)</text:p>
          </table:table-cell>
        </table:table-row>
        <table:table-row>
          <table:table-cell table:style-name="Table3.A3" office:value-type="string">
            <text:p text:style-name="Table_20_Contents">G0:DAQ-NDS0_EDCU_CHANS</text:p>
          </table:table-cell>
          <table:table-cell table:style-name="Table3.B2" office:value-type="string">
            <text:p text:style-name="Table_20_Contents">The count of Epics DCU channels</text:p>
          </table:table-cell>
        </table:table-row>
        <table:table-row>
          <table:table-cell table:style-name="Table3.A5" office:value-type="string">
            <text:p text:style-name="Table_20_Contents">G0:DAQ-NDS0_EDCU_CONN_CHANS</text:p>
          </table:table-cell>
          <table:table-cell table:style-name="Table3.B2" office:value-type="string">
            <text:p text:style-name="Table_20_Contents">Count of connected Epics channels</text:p>
          </table:table-cell>
        </table:table-row>
        <table:table-row>
          <table:table-cell table:style-name="Table3.A5" office:value-type="string">
            <text:p text:style-name="Table_20_Contents">G0:DAQ-NDS0_UPTIME_SECONDS</text:p>
          </table:table-cell>
          <table:table-cell table:style-name="Table3.B2" office:value-type="string">
            <text:p text:style-name="Table_20_Contents">How many seconds daqd running</text:p>
          </table:table-cell>
        </table:table-row>
        <table:table-row>
          <table:table-cell table:style-name="Table3.A5" office:value-type="string">
            <text:p text:style-name="Table_20_Contents">G0:DAQ-NDS0_LOOKBACK_RAM</text:p>
          </table:table-cell>
          <table:table-cell table:style-name="Table3.B2" office:value-type="string">
            <text:p text:style-name="Table_20_Contents">How many seconds of data buffered in the main circular buffer, located in memory.</text:p>
          </table:table-cell>
        </table:table-row>
        <table:table-row>
          <table:table-cell table:style-name="Table3.A5" office:value-type="string">
            <text:p text:style-name="Table_20_Contents">G0:DAQ-NDS0_LOOKBACK_FULL</text:p>
          </table:table-cell>
          <table:table-cell table:style-name="Table3.B2" office:value-type="string">
            <text:p text:style-name="Table_20_Contents">How many seconds of full-resolution data available on disk.</text:p>
          </table:table-cell>
        </table:table-row>
        <table:table-row>
          <table:table-cell table:style-name="Table3.A5" office:value-type="string">
            <text:p text:style-name="Table_20_Contents">G0:DAQ-NDS0_LOOKBACK_STREND</text:p>
          </table:table-cell>
          <table:table-cell table:style-name="Table3.B2" office:value-type="string">
            <text:p text:style-name="Table_20_Contents">How many seconds of second trend data available on disk.</text:p>
          </table:table-cell>
        </table:table-row>
        <table:table-row>
          <table:table-cell table:style-name="Table3.A5" office:value-type="string">
            <text:p text:style-name="Table_20_Contents">G0:DAQ-NDS0_LOOKBACK_MTREND</text:p>
          </table:table-cell>
          <table:table-cell table:style-name="Table3.B2" office:value-type="string">
            <text:p text:style-name="Table_20_Contents">How many minute trend seconds are on disk</text:p>
          </table:table-cell>
        </table:table-row>
        <table:table-row>
          <table:table-cell table:style-name="Table3.A5" office:value-type="string">
            <text:p text:style-name="Table_20_Contents">G0:DAQ-NDS0_FAST_DATA_CRC</text:p>
          </table:table-cell>
          <table:table-cell table:style-name="Table3.B2" office:value-type="string">
            <text:p text:style-name="Table_20_Contents">Fast DCU data current checksum (excluding the Epics channels).</text:p>
          </table:table-cell>
        </table:table-row>
        <table:table-row>
          <table:table-cell table:style-name="Table3.A5" office:value-type="string">
            <text:p text:style-name="Table_20_Contents">G0:DAQ-NDS0_FAULT</text:p>
          </table:table-cell>
          <table:table-cell table:style-name="Table3.B2" office:value-type="string">
            <text:p text:style-name="Table_20_Contents">Fault flag.</text:p>
          </table:table-cell>
        </table:table-row>
        <table:table-row>
          <table:table-cell table:style-name="Table3.A5" office:value-type="string">
            <text:p text:style-name="Table_20_Contents">G0:DAQ-NDS0_BCAST_RETR</text:p>
          </table:table-cell>
          <table:table-cell table:style-name="Table3.B13" office:value-type="string">
            <text:p text:style-name="Table_20_Contents">Number of broadcast receiver retries.</text:p>
          </table:table-cell>
        </table:table-row>
        <table:table-row>
          <table:table-cell table:style-name="Table3.A5" office:value-type="string">
            <text:p text:style-name="Table_20_Contents">G0:DAQ-NDS0_BCAST_FAILED_RETR</text:p>
          </table:table-cell>
          <table:table-cell table:style-name="Table3.B2" office:value-type="string">
            <text:p text:style-name="Table_20_Contents">Number of failed broadcast receiver retries.</text:p>
          </table:table-cell>
        </table:table-row>
        <table:table-row>
          <table:table-cell table:style-name="Table3.A5" office:value-type="string">
            <text:p text:style-name="Table_20_Contents">G0:DAQ-NDS0_GPS</text:p>
          </table:table-cell>
          <table:table-cell table:style-name="Table3.B2" office:value-type="string">
            <text:p text:style-name="Table_20_Contents">Current GPS time.</text:p>
          </table:table-cell>
        </table:table-row>
      </table:table>
      <text:p text:style-name="Table">Table <text:sequence text:ref-name="refTable1" text:name="Table" text:formula="ooow:Table+1" style:num-format="1">1</text:sequence>: Frame builder Epics channels</text:p>
      <text:p text:style-name="Standard"/>
      <text:p text:style-name="Standard">The table below shows the channels for the DCU OM1. A set of three channels is created for each configured DCU.</text:p>
      <text:p text:style-name="Standard"/>
      <table:table table:name="Table4" table:style-name="Table4">
        <table:table-column table:style-name="Table4.A" table:number-columns-repeated="2"/>
        <text:soft-page-break/>
        <table:table-row>
          <table:table-cell table:style-name="Table4.A1" office:value-type="string">
            <text:p text:style-name="Table_20_Contents">G1:DAQ-NDS0_OM1_STATUS</text:p>
          </table:table-cell>
          <table:table-cell table:style-name="Table4.B1" office:value-type="string">
            <text:p text:style-name="Table_20_Contents">DCU status. This value is calculated by the fame builder producer thread based on the following three factors:</text:p>
            <text:list text:style-name="L11">
              <text:list-item>
                <text:p text:style-name="P47">Whether or not <text:s/>DCU cycle is changing. If the cycle is not changing, 0xbad is added to the status.</text:p>
              </text:list-item>
              <text:list-item>
                <text:p text:style-name="P47">Is the DCU configuration matching frame builder configuration. If the configuration mismatch is detected, the value 0x2000 is added to the status.</text:p>
              </text:list-item>
              <text:list-item>
                <text:p text:style-name="P47">Is the DCU data for the current block correct. Calculated using the CRC checksum on the 16Hz data blocks. If the data corruption (CRC mismatch) is detected, the value 0x1000 is added to the status.</text:p>
                <text:p text:style-name="P49">These values are bit patterns and thus can be detected at the same time.</text:p>
              </text:list-item>
            </text:list>
          </table:table-cell>
        </table:table-row>
        <table:table-row>
          <table:table-cell table:style-name="Table4.A2" office:value-type="string">
            <text:p text:style-name="Table_20_Contents">G1:DAQ-NDS0_OM1_CRC_CPS</text:p>
          </table:table-cell>
          <table:table-cell table:style-name="Table4.B2" office:value-type="string">
            <text:p text:style-name="Table_20_Contents">The number of CRC mismatches per second.</text:p>
          </table:table-cell>
        </table:table-row>
        <table:table-row>
          <table:table-cell table:style-name="Table4.A2" office:value-type="string">
            <text:p text:style-name="Table_20_Contents">G1:DAQ-NDS0_OM1_CRC_SUM</text:p>
          </table:table-cell>
          <table:table-cell table:style-name="Table4.B2" office:value-type="string">
            <text:p text:style-name="Table_20_Contents">Total number of CRC mismatches since the restart or the last “clear crc;” command.</text:p>
          </table:table-cell>
        </table:table-row>
      </table:table>
      <text:p text:style-name="Table">Table <text:sequence text:ref-name="refTable0" text:name="Table" text:formula="ooow:Table+1" style:num-format="1">2</text:sequence>: Per-DCU Epics channels</text:p>
      <text:p text:style-name="Standard"/>
      <text:p text:style-name="Standard">The frame builder can be accessed using <text:s/>“telnet fb0 8087” command, where fb0 is the host name where daqd is started. Here the list of some useful diagnostics commands you can type into the prompt.</text:p>
      <text:p text:style-name="Standard"/>
      <table:table table:name="Table5" table:style-name="Table5">
        <table:table-column table:style-name="Table5.A"/>
        <table:table-column table:style-name="Table5.B"/>
        <table:table-column table:style-name="Table5.C"/>
        <text:soft-page-break/>
        <table:table-row>
          <table:table-cell table:style-name="Table5.A1" office:value-type="string">
            <text:p text:style-name="Table_20_Contents"><text:s/>uptime;</text:p>
          </table:table-cell>
          <table:table-cell table:style-name="Table5.A1" office:value-type="string">
            <text:p text:style-name="P50">daqd&gt; uptime</text:p>
            <text:p text:style-name="P50">297158</text:p>
          </table:table-cell>
          <table:table-cell table:style-name="Table5.C1" office:value-type="string">
            <text:p text:style-name="Table_20_Contents">Reports eports the total number of seconds the frame builder has been up and running. This number stays at zero if there is something wrong with the data receiver and the data is not getting into the main circular buffer.</text:p>
          </table:table-cell>
        </table:table-row>
        <table:table-row>
          <table:table-cell table:style-name="Table5.A2" office:value-type="string">
            <text:p text:style-name="Table_20_Contents">status main;</text:p>
          </table:table-cell>
          <table:table-cell table:style-name="Table5.A2" office:value-type="string">
            <text:p text:style-name="P50">daqd&gt; status main;</text:p>
            <text:p text:style-name="P50">min_time=915042464</text:p>
            <text:p text:style-name="P50">max_time=915101984</text:p>
            <text:p text:style-name="P50">puts=297158</text:p>
            <text:p text:style-name="P50">drops=0</text:p>
            <text:p text:style-name="P50">blocks=30</text:p>
            <text:p text:style-name="P50">block_size=25457488</text:p>
            <text:p text:style-name="P50">producers=1</text:p>
            <text:p text:style-name="P50">consumers=2</text:p>
          </table:table-cell>
          <table:table-cell table:style-name="Table5.C2" office:value-type="string">
            <text:p text:style-name="P50">Shows minimum and the maximum time of data availability. Shows various counters in the main circular buffer, namely “puts”, how many blocks were put into the main buffer, “blocks”, how many 1 second long blocks the main buffer contains. Shows the size of each data block in the main buffer. Shows the number of producers (data receivers) and the number of consumer threads (savers, network servers, trend calculators).</text:p>
          </table:table-cell>
        </table:table-row>
        <table:table-row>
          <table:table-cell table:style-name="Table5.A2" office:value-type="string">
            <text:p text:style-name="Table_20_Contents">status dcu;</text:p>
          </table:table-cell>
          <table:table-cell table:style-name="Table5.A2" office:value-type="string">
            <text:p text:style-name="P50">daqd&gt; status dcu</text:p>
            <text:p text:style-name="P50">&lt;ifo: 0;dcu: 0&gt; DAQSC size=0 status=0x1 cycle=1</text:p>
            <text:p text:style-name="P50">&lt;ifo: 0;dcu: 1&gt; FB0 size=0 status=0x1 cycle=1</text:p>
            <text:p text:style-name="P50">&lt;ifo: 0;dcu: 2&gt; FB1 size=0 status=0x1 cycle=1</text:p>
            <text:p text:style-name="P50">&lt;ifo: 0;dcu: 3&gt; FB2 size=0 status=0x1 cycle=1</text:p>
            <text:p text:style-name="P50">&lt;ifo: 0;dcu: 4&gt; EDCU size=35724 status=0x0 cycle=1</text:p>
            <text:p text:style-name="P50">&lt;ifo: 0;dcu:9&gt;OM1size=68096 status=0xbad cycle=10</text:p>
            <text:p text:style-name="P50">&lt;ifo: 0;dcu:10&gt;OM2 size=108800 status=0x0 cycle=0</text:p>
            <text:p text:style-name="P50">&lt;ifo: 0;dcu: 12&gt; DBB size=32768 status=0x0 cycle=9</text:p>
            <text:p text:style-name="P50">&lt;ifo: 0;dcu:21&gt; PMC size=114688 status=0x0 cycle=9</text:p>
            <text:p text:style-name="P50">&lt;ifo: 0;dcu: 23&gt; ISI size=102400 status=0x0 cycle=9</text:p>
          </table:table-cell>
          <table:table-cell table:style-name="Table5.C2" office:value-type="string">
            <text:p text:style-name="P50">Shows the status for each DCU. The current cycle counter received from DCUs, data block sizes as well as the status (see <text:s/>_STATUS channel in <text:a xlink:type="simple" xlink:href="#Table2|table">Table 2</text:a></text:p>
          </table:table-cell>
        </table:table-row>
        <table:table-row>
          <table:table-cell table:style-name="Table5.A2" office:value-type="string">
            <text:p text:style-name="Table_20_Contents"><text:span text:style-name="T6">s</text:span>tatus crc ;</text:p>
          </table:table-cell>
          <table:table-cell table:style-name="Table5.A2" office:value-type="string">
            <text:p text:style-name="P50">daqd&gt; status crc</text:p>
            <text:p text:style-name="P50">dcu 4<text:tab/>EDCU<text:tab/>CRC errors 0</text:p>
            <text:p text:style-name="P50">dcu 9<text:tab/>OM1<text:tab/>CRC errors 0</text:p>
            <text:p text:style-name="P50">dcu 10<text:tab/>OM2<text:tab/>CRC errors 0</text:p>
            <text:p text:style-name="P50">dcu 12<text:tab/>DBB<text:tab/>CRC errors 0</text:p>
            <text:p text:style-name="P50">dcu 21<text:tab/>PMC<text:tab/>CRC errors 0</text:p>
            <text:p text:style-name="P50">dcu 23<text:tab/>ISI<text:tab/>CRC errors 0</text:p>
          </table:table-cell>
          <table:table-cell table:style-name="Table5.C2" office:value-type="string">
            <text:p text:style-name="P50">Data error counters, one for each DCU.</text:p>
          </table:table-cell>
        </table:table-row>
        <table:table-row>
          <table:table-cell table:style-name="Table5.A2" office:value-type="string">
            <text:p text:style-name="Table_20_Contents">clear crc;</text:p>
          </table:table-cell>
          <table:table-cell table:style-name="Table5.A2" office:value-type="string">
            <text:p text:style-name="P50"/>
          </table:table-cell>
          <table:table-cell table:style-name="Table5.C2" office:value-type="string">
            <text:p text:style-name="P50">Reset DCU error counters.</text:p>
          </table:table-cell>
        </table:table-row>
        <text:soft-page-break/>
        <table:table-row>
          <table:table-cell table:style-name="Table5.A2" office:value-type="string">
            <text:p text:style-name="Table_20_Contents">quit;</text:p>
          </table:table-cell>
          <table:table-cell table:style-name="Table5.A2" office:value-type="string">
            <text:p text:style-name="P50">daqd&gt; quit</text:p>
            <text:p text:style-name="P50">Connection closed by foreign host.</text:p>
          </table:table-cell>
          <table:table-cell table:style-name="Table5.C2" office:value-type="string">
            <text:p text:style-name="P50">Close connection.</text:p>
          </table:table-cell>
        </table:table-row>
        <table:table-row>
          <table:table-cell table:style-name="Table5.A2" office:value-type="string">
            <text:p text:style-name="Table_20_Contents">shutdown;</text:p>
          </table:table-cell>
          <table:table-cell table:style-name="Table5.A2" office:value-type="string">
            <text:p text:style-name="P50"/>
          </table:table-cell>
          <table:table-cell table:style-name="Table5.C2" office:value-type="string">
            <text:p text:style-name="P50">Terminate the frame builder.</text:p>
          </table:table-cell>
        </table:table-row>
      </table:table>
      <text:p text:style-name="Table">Table <text:sequence text:ref-name="refTable3" text:name="Table" text:formula="ooow:Table+1" style:num-format="1">3</text:sequence>: Frame Biulder Diagnostic Commands</text:p>
      <text:p text:style-name="Standard">In cds/project/daq/fb2 directory program daqcn can be built using “make daqcn” command. This is a diagnostic utility, which can be used to submit a request to the frame builder, as well as to receive the data from the frame builder. It is useful when debugging remotely.</text:p>
      <text:list text:style-name="L1" text:continue-numbering="true">
        <text:list-item>
          <text:h text:style-name="P43" text:outline-level="1">Client Request Language</text:h>
        </text:list-item>
      </text:list>
      <text:p text:style-name="Standard">Frame builder has a built-in lexx/yacc language interpreter. The same language is used to interpret daqdrc file as well as to parse data client requests. The language consists of the series of comands terminated with a semicolon.</text:p>
      <table:table table:name="Table2" table:style-name="Table2">
        <table:table-column table:style-name="Table2.A"/>
        <table:table-column table:style-name="Table2.B"/>
        <text:soft-page-break/>
        <table:table-row>
          <table:table-cell table:style-name="Table2.A1" office:value-type="string">
            <text:p text:style-name="Standard">set symm_gps_offset = N;</text:p>
          </table:table-cell>
          <table:table-cell table:style-name="Table2.B1" office:value-type="string">
            <text:p text:style-name="Table_20_Contents">Set Symmetricom GPS card time offset (leap seconds). N is the number of seconds (positive or negative) we want to shift the time readout.</text:p>
          </table:table-cell>
        </table:table-row>
        <table:table-row>
          <table:table-cell table:style-name="Table2.A2" office:value-type="string">
            <text:p text:style-name="Standard">set no_compression <text:s/>N;</text:p>
          </table:table-cell>
          <table:table-cell table:style-name="Table2.B2" office:value-type="string">
            <text:p text:style-name="Table_20_Contents">If N==0, do not compress frame data.</text:p>
          </table:table-cell>
        </table:table-row>
        <table:table-row>
          <table:table-cell table:style-name="Table2.A2" office:value-type="string">
            <text:p text:style-name="Standard">set allow_tpman_connect_fail;</text:p>
          </table:table-cell>
          <table:table-cell table:style-name="Table2.B2" office:value-type="string">
            <text:p text:style-name="Table_20_Contents">Frame build would not start if it fails to connect to one of the test point managers (specified in “set gds_server command). This setting would allow the frame builder to proceed anyway and ignore the error.</text:p>
          </table:table-cell>
        </table:table-row>
        <table:table-row>
          <table:table-cell table:style-name="Table2.A2" office:value-type="string">
            <text:p text:style-name="Standard">set avoid_reconnect;</text:p>
          </table:table-cell>
          <table:table-cell table:style-name="Table2.B2" office:value-type="string">
            <text:p text:style-name="Table_20_Contents">Do not try to reconnect to test point managers, when a test point was requested, but failed to be set. The frame builder exits is this is set.</text:p>
          </table:table-cell>
        </table:table-row>
        <table:table-row>
          <table:table-cell table:style-name="Table2.A5" office:value-type="string">
            <text:p text:style-name="Table_20_Contents"><text:s/>set dcu_rate DUCID = N;</text:p>
          </table:table-cell>
          <table:table-cell table:style-name="Table2.B5" office:value-type="string">
            <text:p text:style-name="Table_20_Contents">Specify custom DCU rate. There are default ranges of <text:s/>DCU rates (see daqmap.h). This settings allows the default rate to be overriden. DUCID is the dcu number and N should be 2048, 4096, 16384, 32768 or .65536.</text:p>
          </table:table-cell>
        </table:table-row>
        <table:table-row>
          <table:table-cell table:style-name="Table2.A2" office:value-type="string">
            <text:p text:style-name="Table_20_Contents">set tp_allow = <text:s/>“MASK”;</text:p>
          </table:table-cell>
          <table:table-cell table:style-name="Table2.B5" office:value-type="string">
            <text:p text:style-name="Table_20_Contents">Client data connection filtering to limit who can request test points. MASK can be <text:s/>255.255.255.255 to allow anybody to request testpoints. Otherwise the MASK is a bitmask which is tested with the incoming connection's IP address ADDR, like this: ADDR == ADDR &amp;.MASK;</text:p>
          </table:table-cell>
        </table:table-row>
        <table:table-row>
          <table:table-cell table:style-name="Table2.A2" office:value-type="string">
            <text:p text:style-name="Table_20_Contents">set controller_dcu = DCUID;</text:p>
          </table:table-cell>
          <table:table-cell table:style-name="Table2.B5" office:value-type="string">
            <text:p text:style-name="Table_20_Contents">Tell frame builder which dcu will be the controller. The frame builder will synchronize to that DCU using its cycle counter.</text:p>
          </table:table-cell>
        </table:table-row>
        <table:table-row>
          <table:table-cell table:style-name="Table2.A2" office:value-type="string">
            <text:p text:style-name="Table_20_Contents">set do_direct_io = 1;</text:p>
          </table:table-cell>
          <table:table-cell table:style-name="Table2.B5" office:value-type="string">
            <text:p text:style-name="Table_20_Contents">Do directio() calls on frame files.</text:p>
          </table:table-cell>
        </table:table-row>
        <table:table-row>
          <table:table-cell table:style-name="Table2.A2" office:value-type="string">
            <text:p text:style-name="Table_20_Contents">set do_fsync = 1;</text:p>
          </table:table-cell>
          <table:table-cell table:style-name="Table2.B5" office:value-type="string">
            <text:p text:style-name="Table_20_Contents">Do fsync() calls after writing new frame file.</text:p>
          </table:table-cell>
        </table:table-row>
        <table:table-row>
          <table:table-cell table:style-name="Table2.A2" office:value-type="string">
            <text:p text:style-name="Table_20_Contents">set gps_leaps = <text:s/>820108813 914803214 A B C ...;</text:p>
          </table:table-cell>
          <table:table-cell table:style-name="Table2.B5" office:value-type="string">
            <text:p text:style-name="Table_20_Contents">Specify custom GPS leap seconds.</text:p>
          </table:table-cell>
        </table:table-row>
        <table:table-row>
          <table:table-cell table:style-name="Table2.A2" office:value-type="string">
            <text:p text:style-name="Table_20_Contents"><text:span text:style-name="T6">s</text:span>et parallel_producers = 1;</text:p>
          </table:table-cell>
          <table:table-cell table:style-name="Table2.B5" office:value-type="string">
            <text:p text:style-name="Table_20_Contents">Run two producers at LHO in separate threads.</text:p>
          </table:table-cell>
        </table:table-row>
        <table:table-row>
          <table:table-cell table:style-name="Table2.A2" office:value-type="string">
            <text:p text:style-name="Table_20_Contents">set cit_40m = 1;</text:p>
          </table:table-cell>
          <table:table-cell table:style-name="Table2.B5" office:value-type="string">
            <text:p text:style-name="Table_20_Contents">CIT 40m lab DCU layout map and code.</text:p>
          </table:table-cell>
        </table:table-row>
        <table:table-row>
          <table:table-cell table:style-name="Table2.A2" office:value-type="string">
            <text:p text:style-name="Table_20_Contents">set cycle_input = N;</text:p>
          </table:table-cell>
          <table:table-cell table:style-name="Table2.B5" office:value-type="string">
            <text:list text:style-name="L12">
              <text:list-item>
                <text:p text:style-name="P48">8 – symmetricom GPS card cycle input</text:p>
              </text:list-item>
              <text:list-item>
                <text:p text:style-name="P48">1 – 5565 reflective memory input</text:p>
              </text:list-item>
              <text:list-item>
                <text:p text:style-name="P48"><text:soft-page-break/>2 – 5579 reflective memory input</text:p>
              </text:list-item>
            </text:list>
          </table:table-cell>
        </table:table-row>
        <table:table-row>
          <table:table-cell table:style-name="Table2.A2" office:value-type="string">
            <text:p text:style-name="Table_20_Contents">set broadcaster_packet_burst=100;</text:p>
          </table:table-cell>
          <table:table-cell table:style-name="Table2.B5" office:value-type="string">
            <text:p text:style-name="Table_20_Contents">Specify broadcaster code packet burst.</text:p>
          </table:table-cell>
        </table:table-row>
        <table:table-row>
          <table:table-cell table:style-name="Table2.A2" office:value-type="string">
            <text:p text:style-name="Table_20_Contents">status crc;</text:p>
          </table:table-cell>
          <table:table-cell table:style-name="Table2.B5" office:value-type="string">
            <text:p text:style-name="Table_20_Contents">Report per-DCU CRC error statistics;</text:p>
          </table:table-cell>
        </table:table-row>
        <table:table-row>
          <table:table-cell table:style-name="Table2.A2" office:value-type="string">
            <text:p text:style-name="Table_20_Contents"><text:span text:style-name="T6">c</text:span>lear crc;</text:p>
          </table:table-cell>
          <table:table-cell table:style-name="Table2.B5" office:value-type="string">
            <text:p text:style-name="Table_20_Contents">Clear CRC data error counters.</text:p>
          </table:table-cell>
        </table:table-row>
        <table:table-row>
          <table:table-cell table:style-name="Table2.A2" office:value-type="string">
            <text:p text:style-name="Table_20_Contents">start epics server "H0:DAQ-FB0C_" "H1:DAQ-FB0C_" "H2:DAQ-FB0C_";</text:p>
          </table:table-cell>
          <table:table-cell table:style-name="Table2.B5" office:value-type="string">
            <text:p text:style-name="Table_20_Contents">Start epics server, which handles Epics channels specified in <text:a xlink:type="simple" xlink:href="#Table1">Table 1</text:a> and <text:a xlink:type="simple" xlink:href="#Table2|table">Table 2</text:a>. The last text parameter is optional, only used at LHO;</text:p>
          </table:table-cell>
        </table:table-row>
        <table:table-row>
          <table:table-cell table:style-name="Table2.A2" office:value-type="string">
            <text:p text:style-name="Table_20_Contents">status epics dcu 1;</text:p>
          </table:table-cell>
          <table:table-cell table:style-name="Table2.B5" office:value-type="string">
            <text:p text:style-name="Table_20_Contents">Diagnose Epics DCU, which is a part of the frame builder code. Last argument (1) <text:s/>is optional. This command prints Epics DCU statistics and the list of disconnected Epics channels, if 1 is specified.</text:p>
          </table:table-cell>
        </table:table-row>
        <table:table-row>
          <table:table-cell table:style-name="Table2.A2" office:value-type="string">
            <text:p text:style-name="Table_20_Contents">start episc dcu;</text:p>
          </table:table-cell>
          <table:table-cell table:style-name="Table2.B5" office:value-type="string">
            <text:p text:style-name="Table_20_Contents">Start Epics DCU thread in the frame builder code. This is required if the frame builder is to acquire any Epics channels;</text:p>
          </table:table-cell>
        </table:table-row>
        <table:table-row>
          <table:table-cell table:style-name="Table2.A2" office:value-type="string">
            <text:p text:style-name="Table_20_Contents">status dcu;</text:p>
          </table:table-cell>
          <table:table-cell table:style-name="Table2.B5" office:value-type="string">
            <text:p text:style-name="Table_20_Contents">See some DCU status.</text:p>
          </table:table-cell>
        </table:table-row>
        <table:table-row>
          <table:table-cell table:style-name="Table2.A2" office:value-type="string">
            <text:p text:style-name="Table_20_Contents">set master_config= “filename”;</text:p>
          </table:table-cell>
          <table:table-cell table:style-name="Table2.B5" office:value-type="string">
            <text:p text:style-name="Table_20_Contents">Specify the location of the master config file.</text:p>
          </table:table-cell>
        </table:table-row>
        <table:table-row>
          <table:table-cell table:style-name="Table2.A2" office:value-type="string">
            <text:p text:style-name="Table_20_Contents">update all archives;</text:p>
          </table:table-cell>
          <table:table-cell table:style-name="Table2.B5" office:value-type="string">
            <text:p text:style-name="Table_20_Contents">This command runs DMT archive aupdate script. The script should be located in /usr/local/bin/update_dmt_archives.pl file.</text:p>
          </table:table-cell>
        </table:table-row>
        <table:table-row>
          <table:table-cell table:style-name="Table2.A2" office:value-type="string">
            <text:p text:style-name="Table_20_Contents">configure archive "/dmt/ARCHIVE/H-M-" channels "/dmt/ARCHIVE/channel.cfg" "/dmt/ARCHIVE/oldchannel.cfg";</text:p>
          </table:table-cell>
          <table:table-cell table:style-name="Table2.B5" office:value-type="string">
            <text:p text:style-name="Table_20_Contents">Configure DMT archive. First string argument is the directory path with the file prefix. Second string argument is the name of the CFG file with the channel names. The last argument is the config file with the obsolete channel names.</text:p>
          </table:table-cell>
        </table:table-row>
        <table:table-row>
          <table:table-cell table:style-name="Table2.A2" office:value-type="string">
            <text:p text:style-name="Table_20_Contents">status archives;</text:p>
          </table:table-cell>
          <table:table-cell table:style-name="Table2.B5" office:value-type="string">
            <text:p text:style-name="Table_20_Contents">See the information on all configured DMT archives;</text:p>
          </table:table-cell>
        </table:table-row>
        <table:table-row>
          <table:table-cell table:style-name="Table2.A2" office:value-type="string">
            <text:p text:style-name="Table_20_Contents">scan archive "/dmt/ARCHIVE/H-M-", "H-PREFIX_M-", ".gwf", 0;</text:p>
          </table:table-cell>
          <table:table-cell table:style-name="Table2.B5" office:value-type="string">
            <text:p text:style-name="Table_20_Contents">Scan files in the DMT archive.</text:p>
          </table:table-cell>
        </table:table-row>
        <table:table-row>
          <table:table-cell table:style-name="Table2.A2" office:value-type="string">
            <text:p text:style-name="Table_20_Contents">delete archive "/dmt/ARCHIVE/H-M-"</text:p>
          </table:table-cell>
          <table:table-cell table:style-name="Table2.B5" office:value-type="string">
            <text:p text:style-name="Table_20_Contents">Delete one DMT archive; This does not affect files on disk, just deletes archive's channel names in the frame builder.</text:p>
          </table:table-cell>
        </table:table-row>
        <table:table-row>
          <table:table-cell table:style-name="Table2.A2" office:value-type="string">
            <text:p text:style-name="Table_20_Contents">set zero_bad_data=0;</text:p>
          </table:table-cell>
          <table:table-cell table:style-name="Table2.B5" office:value-type="string">
            <text:p text:style-name="Table_20_Contents">Do not zero out bad data (CRC errors or DUC is down).</text:p>
          </table:table-cell>
        </table:table-row>
        <text:soft-page-break/>
        <table:table-row>
          <table:table-cell table:style-name="Table2.A2" office:value-type="string">
            <text:p text:style-name="Table_20_Contents">set raw_minute_trend_saving_period=10;</text:p>
          </table:table-cell>
          <table:table-cell table:style-name="Table2.B5" office:value-type="string">
            <text:p text:style-name="Table_20_Contents">Set raw minute trend saving period to 10 minutes. This is needed when the filesystem is too slow to save minute trend every minute.</text:p>
          </table:table-cell>
        </table:table-row>
        <table:table-row>
          <table:table-cell table:style-name="Table2.A2" office:value-type="string">
            <text:p text:style-name="Table_20_Contents">set full_frames_blocks_per_frame=32;</text:p>
          </table:table-cell>
          <table:table-cell table:style-name="Table2.B5" office:value-type="string">
            <text:p text:style-name="Table_20_Contents">Save 32 seconds of data per full-res fame.</text:p>
          </table:table-cell>
        </table:table-row>
        <table:table-row>
          <table:table-cell table:style-name="Table2.A2" office:value-type="string">
            <text:p text:style-name="Table_20_Contents">set full_frames_per_file=1;</text:p>
          </table:table-cell>
          <table:table-cell table:style-name="Table2.B5" office:value-type="string">
            <text:p text:style-name="Table_20_Contents">Save single full-res frame per file.</text:p>
          </table:table-cell>
        </table:table-row>
        <table:table-row>
          <table:table-cell table:style-name="Table2.A2" office:value-type="string">
            <text:p text:style-name="P50">set detector_name="CIT";</text:p>
            <text:p text:style-name="P50">set detector_prefix="C2";</text:p>
            <text:p text:style-name="P50">set detector_longitude=-90.7742403889;</text:p>
            <text:p text:style-name="P50">set detector_latitude=30.5628943337;</text:p>
            <text:p text:style-name="P50">set detector_elevation=.0;</text:p>
            <text:p text:style-name="P50">set detector_azimuths=1.1,4.7123889804;</text:p>
            <text:p text:style-name="P50">set detector_altitudes=1.0,2.0;</text:p>
            <text:p text:style-name="P50">set detector_midpoints=2000.0, 2000.0;</text:p>
          </table:table-cell>
          <table:table-cell table:style-name="Table2.B5" office:value-type="string">
            <text:p text:style-name="Table_20_Contents">Set LIGO detector parameters. Saved in frames.</text:p>
          </table:table-cell>
        </table:table-row>
        <table:table-row>
          <table:table-cell table:style-name="Table2.A2" office:value-type="string">
            <text:p text:style-name="Table_20_Contents">set nds-jobs-dir="/cvs/cds/lho/target/nds0";</text:p>
          </table:table-cell>
          <table:table-cell table:style-name="Table2.B5" office:value-type="string">
            <text:p text:style-name="Table_20_Contents">Specify the location of the jobs directory. This is normally the target directory.</text:p>
          </table:table-cell>
        </table:table-row>
        <table:table-row>
          <table:table-cell table:style-name="Table2.A2" office:value-type="string">
            <text:p text:style-name="Table_20_Contents">gps;</text:p>
          </table:table-cell>
          <table:table-cell table:style-name="Table2.B5" office:value-type="string">
            <text:p text:style-name="Table_20_Contents">Get current GPS time.</text:p>
          </table:table-cell>
        </table:table-row>
        <table:table-row>
          <table:table-cell table:style-name="Table2.A2" office:value-type="string">
            <text:p text:style-name="Table_20_Contents">set gds_server = "h1awg0" "h2awg0" 27 "h1isi" 30 "h1omc" 31 "h1omc" 0 0;</text:p>
          </table:table-cell>
          <table:table-cell table:style-name="Table2.B5" office:value-type="string">
            <text:p text:style-name="Table_20_Contents">Specify the location of the GDS test point managers.</text:p>
          </table:table-cell>
        </table:table-row>
        <table:table-row>
          <table:table-cell table:style-name="Table2.A2" office:value-type="string">
            <text:p text:style-name="Table_20_Contents">set raw-minute-trend-dir = "/frames/trend/minute_raw";</text:p>
          </table:table-cell>
          <table:table-cell table:style-name="Table2.B5" office:value-type="string">
            <text:p text:style-name="Table_20_Contents">Specify the location of aw minute trend directory.</text:p>
          </table:table-cell>
        </table:table-row>
        <table:table-row>
          <table:table-cell table:style-name="Table2.A2" office:value-type="string">
            <text:p text:style-name="Table_20_Contents">set minute-trend-frame-dir = "/frames/trend/minute", "H-M-", ".gwf";</text:p>
          </table:table-cell>
          <table:table-cell table:style-name="Table2.B5" office:value-type="string">
            <text:p text:style-name="Table_20_Contents">Specify the location of the minute trend frame saving directory.</text:p>
          </table:table-cell>
        </table:table-row>
        <table:table-row>
          <table:table-cell table:style-name="Table2.A2" office:value-type="string">
            <text:p text:style-name="Table_20_Contents">disable offline;</text:p>
          </table:table-cell>
          <table:table-cell table:style-name="Table2.B5" office:value-type="string">
            <text:p text:style-name="Table_20_Contents">Stop serving offline (read from disk) data.</text:p>
          </table:table-cell>
        </table:table-row>
        <table:table-row>
          <table:table-cell table:style-name="Table2.A2" office:value-type="string">
            <text:p text:style-name="Table_20_Contents">enable offline;</text:p>
          </table:table-cell>
          <table:table-cell table:style-name="Table2.B5" office:value-type="string">
            <text:p text:style-name="Table_20_Contents">Start serving offline data.</text:p>
          </table:table-cell>
        </table:table-row>
        <table:table-row>
          <table:table-cell table:style-name="Table2.A2" office:value-type="string">
            <text:p text:style-name="Table_20_Contents">help;</text:p>
          </table:table-cell>
          <table:table-cell table:style-name="Table2.B5" office:value-type="string">
            <text:p text:style-name="Table_20_Contents">Print command help.</text:p>
          </table:table-cell>
        </table:table-row>
        <table:table-row>
          <table:table-cell table:style-name="Table2.A2" office:value-type="string">
            <text:p text:style-name="Table_20_Contents">set thread_stack_size=102400;</text:p>
          </table:table-cell>
          <table:table-cell table:style-name="Table2.B5" office:value-type="string">
            <text:p text:style-name="Table_20_Contents">Specify larger than default thread stack size.</text:p>
          </table:table-cell>
        </table:table-row>
        <table:table-row>
          <table:table-cell table:style-name="Table2.A2" office:value-type="string">
            <text:p text:style-name="Table_20_Contents">set log=2;</text:p>
          </table:table-cell>
          <table:table-cell table:style-name="Table2.B5" office:value-type="string">
            <text:p text:style-name="Table_20_Contents">Specify the volume of log messages.</text:p>
          </table:table-cell>
        </table:table-row>
        <table:table-row>
          <table:table-cell table:style-name="Table2.A2" office:value-type="string">
            <text:p text:style-name="Table_20_Contents">set debug=2;</text:p>
          </table:table-cell>
          <table:table-cell table:style-name="Table2.B5" office:value-type="string">
            <text:p text:style-name="Table_20_Contents">Print debug messages at level 2.</text:p>
          </table:table-cell>
        </table:table-row>
        <table:table-row>
          <table:table-cell table:style-name="Table2.A2" office:value-type="string">
            <text:p text:style-name="Table_20_Contents">echo “string”;</text:p>
          </table:table-cell>
          <table:table-cell table:style-name="Table2.B5" office:value-type="string">
            <text:p text:style-name="Table_20_Contents">Print “string”.</text:p>
          </table:table-cell>
        </table:table-row>
        <table:table-row>
          <table:table-cell table:style-name="Table2.A2" office:value-type="string">
            <text:p text:style-name="Table_20_Contents">sleep 1;</text:p>
          </table:table-cell>
          <table:table-cell table:style-name="Table2.B5" office:value-type="string">
            <text:p text:style-name="Table_20_Contents">Sleep one second.</text:p>
          </table:table-cell>
        </table:table-row>
        <table:table-row>
          <table:table-cell table:style-name="Table2.A2" office:value-type="string">
            <text:p text:style-name="Table_20_Contents">set frame_dir="/frames/full", "H-R-", ".gwf";</text:p>
          </table:table-cell>
          <table:table-cell table:style-name="Table2.B5" office:value-type="string">
            <text:p text:style-name="Table_20_Contents"><text:s/>Specify full-res frame directory, prefix and <text:soft-page-break/>suffix.</text:p>
          </table:table-cell>
        </table:table-row>
        <table:table-row>
          <table:table-cell table:style-name="Table2.A2" office:value-type="string">
            <text:p text:style-name="Table_20_Contents">set trend_frame_dir= "/frames/trend/second", "H-T-", ".gwf";</text:p>
          </table:table-cell>
          <table:table-cell table:style-name="Table2.B5" office:value-type="string">
            <text:p text:style-name="Table_20_Contents">Specify second trend fame directory, prefix and suffix.</text:p>
          </table:table-cell>
        </table:table-row>
        <table:table-row>
          <table:table-cell table:style-name="Table2.A2" office:value-type="string">
            <text:p text:style-name="Table_20_Contents">version;</text:p>
          </table:table-cell>
          <table:table-cell table:style-name="Table2.B5" office:value-type="string">
            <text:p text:style-name="Table_20_Contents">Get comm protocol version.</text:p>
          </table:table-cell>
        </table:table-row>
        <table:table-row>
          <table:table-cell table:style-name="Table2.A2" office:value-type="string">
            <text:p text:style-name="Table_20_Contents">revision;</text:p>
          </table:table-cell>
          <table:table-cell table:style-name="Table2.B5" office:value-type="string">
            <text:p text:style-name="Table_20_Contents">Get com protocol revision.</text:p>
          </table:table-cell>
        </table:table-row>
        <table:table-row>
          <table:table-cell table:style-name="Table2.A2" office:value-type="string">
            <text:p text:style-name="Table_20_Contents">configure channels begin end;</text:p>
          </table:table-cell>
          <table:table-cell table:style-name="Table2.B5" office:value-type="string">
            <text:p text:style-name="Table_20_Contents">Configure channels from the list of INI file in the mater config file.</text:p>
          </table:table-cell>
        </table:table-row>
        <table:table-row>
          <table:table-cell table:style-name="Table2.A2" office:value-type="string">
            <text:p text:style-name="Table_20_Contents">status channels;</text:p>
          </table:table-cell>
          <table:table-cell table:style-name="Table2.B5" office:value-type="string">
            <text:p text:style-name="Table_20_Contents">Print the list of channels.</text:p>
          </table:table-cell>
        </table:table-row>
        <table:table-row>
          <table:table-cell table:style-name="Table2.A2" office:value-type="string">
            <text:p text:style-name="Table_20_Contents">status trend channels;</text:p>
          </table:table-cell>
          <table:table-cell table:style-name="Table2.B5" office:value-type="string">
            <text:p text:style-name="Table_20_Contents">Print the list of configured trend channels.</text:p>
          </table:table-cell>
        </table:table-row>
        <table:table-row>
          <table:table-cell table:style-name="Table2.A2" office:value-type="string">
            <text:p text:style-name="Table_20_Contents">quit;</text:p>
          </table:table-cell>
          <table:table-cell table:style-name="Table2.B5" office:value-type="string">
            <text:p text:style-name="Table_20_Contents">Close connection.</text:p>
          </table:table-cell>
        </table:table-row>
        <table:table-row>
          <table:table-cell table:style-name="Table2.A2" office:value-type="string">
            <text:p text:style-name="Table_20_Contents">abort;</text:p>
          </table:table-cell>
          <table:table-cell table:style-name="Table2.B5" office:value-type="string">
            <text:p text:style-name="Table_20_Contents">Abort frame builder and dump core.</text:p>
          </table:table-cell>
        </table:table-row>
        <table:table-row>
          <table:table-cell table:style-name="Table2.A2" office:value-type="string">
            <text:p text:style-name="Table_20_Contents">shutdown;</text:p>
          </table:table-cell>
          <table:table-cell table:style-name="Table2.B5" office:value-type="string">
            <text:p text:style-name="Table_20_Contents">End frame builder program.</text:p>
          </table:table-cell>
        </table:table-row>
        <table:table-row>
          <table:table-cell table:style-name="Table2.A2" office:value-type="string">
            <text:p text:style-name="Table_20_Contents">uptime;</text:p>
          </table:table-cell>
          <table:table-cell table:style-name="Table2.B5" office:value-type="string">
            <text:p text:style-name="Table_20_Contents">Show for how many seconds the frame builder has been running.</text:p>
          </table:table-cell>
        </table:table-row>
        <table:table-row>
          <table:table-cell table:style-name="Table2.A2" office:value-type="string">
            <text:p text:style-name="Table_20_Contents">status main;</text:p>
          </table:table-cell>
          <table:table-cell table:style-name="Table2.B5" office:value-type="string">
            <text:p text:style-name="Table_20_Contents">Status of the main circular data buffer.</text:p>
          </table:table-cell>
        </table:table-row>
        <table:table-row>
          <table:table-cell table:style-name="Table2.A2" office:value-type="string">
            <text:p text:style-name="Table_20_Contents">status trend;</text:p>
          </table:table-cell>
          <table:table-cell table:style-name="Table2.B5" office:value-type="string">
            <text:p text:style-name="Table_20_Contents">Status of the second trend circular data buffer.</text:p>
          </table:table-cell>
        </table:table-row>
        <table:table-row>
          <table:table-cell table:style-name="Table2.A2" office:value-type="string">
            <text:p text:style-name="Table_20_Contents">status net-writer;</text:p>
          </table:table-cell>
          <table:table-cell table:style-name="Table2.B5" office:value-type="string">
            <text:p text:style-name="Table_20_Contents">Print information about each active network writer thread.</text:p>
          </table:table-cell>
        </table:table-row>
        <table:table-row>
          <table:table-cell table:style-name="Table2.A2" office:value-type="string">
            <text:p text:style-name="Table_20_Contents">start main 30;</text:p>
          </table:table-cell>
          <table:table-cell table:style-name="Table2.B5" office:value-type="string">
            <text:p text:style-name="Table_20_Contents">Configure main circular buffer with 30 data block. This is a strartup command only (see daqdrc file).</text:p>
          </table:table-cell>
        </table:table-row>
        <table:table-row>
          <table:table-cell table:style-name="Table2.A2" office:value-type="string">
            <text:p text:style-name="Table_20_Contents">start producer;</text:p>
          </table:table-cell>
          <table:table-cell table:style-name="Table2.B5" office:value-type="string">
            <text:p text:style-name="Table_20_Contents">Begin data acquisition. Startup command only (daqdrc file).</text:p>
          </table:table-cell>
        </table:table-row>
        <table:table-row>
          <table:table-cell table:style-name="Table2.A2" office:value-type="string">
            <text:p text:style-name="Table_20_Contents">start frame_saver;</text:p>
          </table:table-cell>
          <table:table-cell table:style-name="Table2.B5" office:value-type="string">
            <text:p text:style-name="Table_20_Contents">Start full-res frame saver.</text:p>
          </table:table-cell>
        </table:table-row>
        <table:table-row>
          <table:table-cell table:style-name="Table2.A2" office:value-type="string">
            <text:p text:style-name="Table_20_Contents">sync frame_saver;</text:p>
          </table:table-cell>
          <table:table-cell table:style-name="Table2.B5" office:value-type="string">
            <text:p text:style-name="Table_20_Contents">Wait for the full-res frame saver to start up.</text:p>
          </table:table-cell>
        </table:table-row>
        <table:table-row>
          <table:table-cell table:style-name="Table2.A2" office:value-type="string">
            <text:p text:style-name="Table_20_Contents">start trender;</text:p>
          </table:table-cell>
          <table:table-cell table:style-name="Table2.B5" office:value-type="string">
            <text:p text:style-name="Table_20_Contents">Start trend calculation thread.</text:p>
          </table:table-cell>
        </table:table-row>
        <table:table-row>
          <table:table-cell table:style-name="Table2.A2" office:value-type="string">
            <text:p text:style-name="Table_20_Contents">start trend-frame-saver;</text:p>
          </table:table-cell>
          <table:table-cell table:style-name="Table2.B5" office:value-type="string">
            <text:p text:style-name="Table_20_Contents">Start second frame trend saving thread.</text:p>
          </table:table-cell>
        </table:table-row>
        <table:table-row>
          <table:table-cell table:style-name="Table2.A2" office:value-type="string">
            <text:p text:style-name="Table_20_Contents">sync trend-frame-saver;</text:p>
          </table:table-cell>
          <table:table-cell table:style-name="Table2.B5" office:value-type="string">
            <text:p text:style-name="Table_20_Contents">Wait for the second trend frame saving thread to <text:soft-page-break/>start up.</text:p>
          </table:table-cell>
        </table:table-row>
        <table:table-row>
          <table:table-cell table:style-name="Table2.A2" office:value-type="string">
            <text:p text:style-name="Table_20_Contents">start minute-trend-frame-saver;</text:p>
          </table:table-cell>
          <table:table-cell table:style-name="Table2.B5" office:value-type="string">
            <text:p text:style-name="Table_20_Contents">Start minute trend frame saving thread.</text:p>
          </table:table-cell>
        </table:table-row>
        <table:table-row>
          <table:table-cell table:style-name="Table2.A2" office:value-type="string">
            <text:p text:style-name="Table_20_Contents">sync minute-trend-frame-saver;</text:p>
          </table:table-cell>
          <table:table-cell table:style-name="Table2.B5" office:value-type="string">
            <text:p text:style-name="Table_20_Contents">Wait for the minute trend data saving thread to start up.</text:p>
          </table:table-cell>
        </table:table-row>
        <table:table-row>
          <table:table-cell table:style-name="Table2.A2" office:value-type="string">
            <text:p text:style-name="Table_20_Contents">start raw-minute-trend-saver;</text:p>
          </table:table-cell>
          <table:table-cell table:style-name="Table2.B5" office:value-type="string">
            <text:p text:style-name="Table_20_Contents">Start raw minute trend data saving thread.</text:p>
          </table:table-cell>
        </table:table-row>
        <table:table-row>
          <table:table-cell table:style-name="Table2.A2" office:value-type="string">
            <text:p text:style-name="Table_20_Contents">start listener 8087;</text:p>
          </table:table-cell>
          <table:table-cell table:style-name="Table2.B5" office:value-type="string">
            <text:p text:style-name="Table_20_Contents">Start administrative connection listener thread, wait for connections on TCP port 8087.</text:p>
          </table:table-cell>
        </table:table-row>
        <table:table-row>
          <table:table-cell table:style-name="Table2.A2" office:value-type="string">
            <text:p text:style-name="Table_20_Contents">start listener 8088 1;</text:p>
          </table:table-cell>
          <table:table-cell table:style-name="Table2.B5" office:value-type="string">
            <text:p text:style-name="Table_20_Contents">Start data request (strict) listener on port 8088.</text:p>
          </table:table-cell>
        </table:table-row>
        <table:table-row>
          <table:table-cell table:style-name="Table2.A2" office:value-type="string">
            <text:p text:style-name="Table_20_Contents">start trend [60] net-writer "7000" 942701276 15 { "H1:TCS-ITMY_PD_ISS_IN_AC.min" <text:s/>...};</text:p>
          </table:table-cell>
          <table:table-cell table:style-name="Table2.B5" office:value-type="string">
            <text:p text:style-name="Table_20_Contents">Second trend data request with the connect-back fature on port 700 for the GPS time <text:s/>942701276, 15 seconds duration. Channel names are in curly braces space separated. The list of suffixes used to request specific types of trends data is “min”, “max”, “mean” and <text:s/>“n”, the number of good data points.</text:p>
            <text:p text:style-name="Table_20_Contents">60 can be optionally specified to request minute trend data instead of second trend.</text:p>
          </table:table-cell>
        </table:table-row>
        <table:table-row>
          <table:table-cell table:style-name="Table2.A2" office:value-type="string">
            <text:p text:style-name="Table_20_Contents">start net-writer 942702405 3 <text:s text:c="2"/>32768}.</text:p>
          </table:table-cell>
          <table:table-cell table:style-name="Table2.B5" office:value-type="string">
            <text:p text:style-name="Table_20_Contents">Full-res offline data request.</text:p>
          </table:table-cell>
        </table:table-row>
        <table:table-row>
          <table:table-cell table:style-name="Table2.A2" office:value-type="string">
            <text:p text:style-name="Table_20_Contents">start net-writer { "H1:OMCDUOTONE_OUT_DAQ"};</text:p>
          </table:table-cell>
          <table:table-cell table:style-name="Table2.B5" office:value-type="string">
            <text:p text:style-name="Table_20_Contents">Online data request.</text:p>
          </table:table-cell>
        </table:table-row>
        <table:table-row>
          <table:table-cell table:style-name="Table2.A2" office:value-type="string">
            <text:p text:style-name="Table_20_Contents">start fast-writer "192.168.255.255" broadcast="192.168.0.0" all;</text:p>
          </table:table-cell>
          <table:table-cell table:style-name="Table2.B5" office:value-type="string">
            <text:p text:style-name="Table_20_Contents">Start broadcast data writer thread (data concentrator).</text:p>
          </table:table-cell>
        </table:table-row>
        <table:table-row>
          <table:table-cell table:style-name="Table2.A2" office:value-type="string">
            <text:p text:style-name="Table_20_Contents">start fast-writer { "H1:LSCDARM_ERR" "H1:LSC-MICH_CTRL" "H1:LSCPRC_CTRL"};</text:p>
          </table:table-cell>
          <table:table-cell table:style-name="Table2.B5" office:value-type="string">
            <text:p text:style-name="Table_20_Contents">Request to get online data at 16Hz speed.</text:p>
          </table:table-cell>
        </table:table-row>
      </table:table>
      <text:p text:style-name="Table">Table <text:sequence text:ref-name="refTable2" text:name="Table" text:formula="ooow:Table+1" style:num-format="1">4</text:sequence>: Frame builder commands</text:p>
      <text:p text:style-name="Table"/>
      <text:p text:style-name="Table"/>
      <text:p text:style-name="Table"/>
      <text:list text:style-name="L1" text:continue-numbering="true">
        <text:list-item>
          <text:h text:style-name="P44" text:outline-level="1"><text:soft-page-break/>Large Scale DAQ System Installation</text:h>
        </text:list-item>
      </text:list>
      <text:p text:style-name="Standard">Large scale DAQ system installations exist at Hanford and Livingston LIGO sites. They consist of one or two Data Concentrator computer connected via an Infiniband network to a number of NDS computers and Frame Writer computers. One of the receiver computers handles GDS DMT broadcasting.</text:p>
      <text:p text:style-name="Standard"><draw:frame draw:style-name="fr2" draw:name="Frame3" text:anchor-type="paragraph" svg:x="0.5299in" svg:y="0.1098in" svg:width="5.8339in" draw:z-index="28"><draw:text-box fo:min-height="4.5008in"><text:p text:style-name="Illustration"><draw:frame draw:style-name="fr5" draw:name="Object4" text:anchor-type="paragraph" svg:x="0.0016in" svg:y="0.0008in" svg:width="5.8339in" style:rel-width="100%" svg:height="4.5008in" style:rel-height="scale" draw:z-index="29"><draw:object xlink:href="./Object 4" xlink:type="simple" xlink:show="embed" xlink:actuate="onLoad"/><draw:image xlink:href="./ObjectReplacements/Object 4" xlink:type="simple" xlink:show="embed" xlink:actuate="onLoad"/></draw:frame>Illustration <text:sequence text:ref-name="refIllustration0" text:name="Illustration" text:formula="ooow:Illustration+1" style:num-format="1">2</text:sequence>: LHO and LLO DAQ system</text:p></draw:text-box></draw:frame></text:p>
      <text:p text:style-name="Standard"/>
      <text:p text:style-name="Standard"/>
      <text:p text:style-name="Standard"/>
      <text:p text:style-name="Standard"/>
      <text:p text:style-name="Standard"/>
      <text:p text:style-name="Standard"/>
      <text:p text:style-name="Standard"/>
      <text:list text:style-name="L1" text:continue-numbering="true">
        <text:list-item>
          <text:h text:style-name="P44" text:outline-level="1"><text:soft-page-break/>Standalone DAQ System</text:h>
        </text:list-item>
      </text:list>
      <text:p text:style-name="P22">Standalone DAQ system is used in local physics experiments, in laboratories at Caltech, MIT and other collaboration sites. These are typically single computer systems handling both real-time and DAQ tasks. Front-end to frame builder communication is implemented via shared memory. Single multi-CPU, multicore computer is running real-time control system code as well as the frame builder, nds program and the awgtpman. Sometimes users run the client graphics program on the same computer as well.</text:p>
      <text:p text:style-name="P22"/>
      <text:p text:style-name="P22"><draw:frame draw:style-name="fr3" draw:name="Frame4" text:anchor-type="paragraph" svg:x="0.0016in" svg:y="0.0008in" svg:width="5.8339in" style:rel-width="100%" svg:height="4.5008in" style:rel-height="scale-min" draw:z-index="30"><draw:text-box><text:p text:style-name="Illustration"><draw:frame draw:style-name="fr5" draw:name="Object5" text:anchor-type="paragraph" svg:x="0.0016in" svg:y="0.0008in" svg:width="5.8339in" style:rel-width="100%" svg:height="4.5008in" style:rel-height="scale" draw:z-index="31"><draw:object xlink:href="./Object 5" xlink:type="simple" xlink:show="embed" xlink:actuate="onLoad"/><draw:image xlink:href="./ObjectReplacements/Object 5" xlink:type="simple" xlink:show="embed" xlink:actuate="onLoad"/></draw:frame>Illustration <text:sequence text:ref-name="refIllustration1" text:name="Illustration" text:formula="ooow:Illustration+1" style:num-format="1">3</text:sequence>: Standalone DAQ system</text:p></draw:text-box></draw:frame></text:p>
      <text:p text:style-name="P22"/>
      <text:p text:style-name="P22"/>
      <text:p text:style-name="P22"/>
      <text:p text:style-name="P22"/>
      <text:list text:style-name="L1" text:continue-numbering="true">
        <text:list-item>
          <text:h text:style-name="P44" text:outline-level="1"><text:soft-page-break/>Epics-only DAQ system</text:h>
        </text:list-item>
      </text:list>
      <text:p text:style-name="P22">Epics-only frame builder was installed at AEI Hannover lab and at Adhikari lab at Caltech. Purpose is to gather only the Epics channels at 16Hz and no real-time data.</text:p>
      <text:p text:style-name="P22"/>
      <text:list text:style-name="L1" text:continue-numbering="true">
        <text:list-item>
          <text:h text:style-name="P44" text:outline-level="1">Frame Builder Program Code</text:h>
        </text:list-item>
      </text:list>
      <text:p text:style-name="Table_20_Contents"><draw:frame draw:style-name="fr4" draw:name="Frame6" text:anchor-type="paragraph" svg:x="-0.0154in" svg:y="0.0244in" svg:width="6.928in" draw:z-index="34"><draw:text-box fo:min-height="6.5736in"><text:p text:style-name="Illustration"><draw:frame draw:style-name="fr5" draw:name="Object1" text:anchor-type="paragraph" svg:x="0.0016in" svg:y="0.0008in" svg:width="6.928in" style:rel-width="100%" svg:height="6.5736in" style:rel-height="scale" draw:z-index="35"><draw:object xlink:href="./Object 1" xlink:type="simple" xlink:show="embed" xlink:actuate="onLoad"/><draw:image xlink:href="./ObjectReplacements/Object 1" xlink:type="simple" xlink:show="embed" xlink:actuate="onLoad"/></draw:frame>Illustration <text:sequence text:ref-name="refIllustration3" text:name="Illustration" text:formula="ooow:Illustration+1" style:num-format="1">4</text:sequence>: Frame Builder Data Flow</text:p></draw:text-box></draw:frame></text:p>
      <text:p text:style-name="Table_20_Contents"><text:soft-page-break/>Frame builder is written in C++, compiled wit GNU C++ compiler using GNU autoconfig and GNU make.</text:p>
      <table:table table:name="Table6" table:style-name="Table6">
        <table:table-column table:style-name="Table6.A" table:number-columns-repeated="2"/>
        <table:table-row>
          <table:table-cell table:style-name="Table6.A1" office:value-type="string">
            <text:p text:style-name="Table_20_Contents">configure.in</text:p>
          </table:table-cell>
          <table:table-cell table:style-name="Table6.B1" office:value-type="string">
            <text:p text:style-name="Table_20_Contents">GNU Autoconfig source file. It needs to be processed with autoconf in order to produce configure script.</text:p>
          </table:table-cell>
        </table:table-row>
        <table:table-row>
          <table:table-cell table:style-name="Table6.A2" office:value-type="string">
            <text:p text:style-name="Table_20_Contents">Makefile.in</text:p>
          </table:table-cell>
          <table:table-cell table:style-name="Table6.B2" office:value-type="string">
            <text:p text:style-name="Table_20_Contents">Makefile input file. Do not edit Makefile. Edit Makefile.in instaed and then run configure or config.status to create new Makefile.</text:p>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
      <text:p text:style-name="Table">Table <text:sequence text:ref-name="refTable4" text:name="Table" text:formula="ooow:Table+1" style:num-format="1">5</text:sequence>: Frame Builder Source Code Files</text:p>
      <text:p text:style-name="Table_20_Contents"/>
      <text:list text:style-name="L1" text:continue-numbering="true">
        <text:list-item>
          <text:h text:style-name="P43" text:outline-level="1"><draw:frame draw:style-name="fr4" draw:name="Frame7" text:anchor-type="paragraph" svg:x="0.3492in" svg:y="0.3071in" svg:width="6.0217in" draw:z-index="36"><draw:text-box fo:min-height="8.3543in"><text:p text:style-name="Illustration"><draw:frame draw:style-name="fr5" draw:name="Object2" text:anchor-type="paragraph" svg:x="0.0016in" svg:y="0.0008in" svg:width="6.0217in" style:rel-width="100%" svg:height="8.3543in" style:rel-height="scale" draw:z-index="37"><draw:object xlink:href="./Object 2" xlink:type="simple" xlink:show="embed" xlink:actuate="onLoad"/><draw:image xlink:href="./ObjectReplacements/Object 2" xlink:type="simple" xlink:show="embed" xlink:actuate="onLoad"/></draw:frame>Illustration <text:sequence text:ref-name="refIllustration4" text:name="Illustration" text:formula="ooow:Illustration+1" style:num-format="1">5</text:sequence>: NDS Program Diagram</text:p></draw:text-box></draw:frame><text:bookmark-end text:name="_Toc243980837"/><text:soft-page-break/> NDS Program Code</text:h>
        </text:list-item>
      </text:list>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center" style:justify-single-word="false"/>
      <style:text-properties style:font-name="Times" fo:font-size="20pt" style:font-size-asian="2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class="text" style:default-outline-level="1">
      <style:paragraph-properties fo:margin-top="0.1665in" fo:margin-bottom="0.0417in" fo:keep-with-next="always"/>
      <style:text-properties style:font-name="Arial1" fo:font-size="14pt" fo:font-weight="bold" style:letter-kerning="true" style:font-size-asian="14pt" style:font-weight-asian="bold" style:font-size-complex="115%"/>
    </style:style>
    <style:style style:name="Heading_20_2" style:display-name="Heading 2" style:family="paragraph" style:parent-style-name="Standard" style:next-style-name="Text_20_body" style:class="text" style:default-outline-level="2">
      <style:paragraph-properties fo:margin-top="0.1665in" fo:margin-bottom="0.0417in" fo:keep-with-next="always"/>
      <style:text-properties style:font-name="Arial1" fo:font-size="13pt" fo:font-weight="bold" style:font-size-asian="13pt" style:font-weight-asian="bold" style:font-size-complex="14pt"/>
    </style:style>
    <style:style style:name="Heading_20_3" style:display-name="Heading 3" style:family="paragraph" style:parent-style-name="Standard" style:next-style-name="Text_20_body" style:class="text" style:default-outline-level="3">
      <style:paragraph-properties fo:margin-top="0.1665in" fo:margin-bottom="0.0417in" fo:keep-with-next="always"/>
      <style:text-properties style:font-name="Arial1" fo:font-size="14pt" fo:font-weight="bold" style:font-size-asian="14pt" style:font-weight-asian="bold" style:font-size-complex="14pt"/>
    </style:style>
    <style:style style:name="Heading_20_4" style:display-name="Heading 4" style:family="paragraph" style:parent-style-name="Standard" style:next-style-name="Text_20_body" style:class="text" style:default-outline-level="4">
      <style:paragraph-properties fo:margin-top="0.1665in" fo:margin-bottom="0.0417in" fo:keep-with-next="always"/>
      <style:text-properties style:font-name="Arial1" fo:font-size="85%" fo:font-weight="bold" style:font-size-asian="85%" style:font-weight-asian="bold" style:font-size-complex="85%"/>
    </style:style>
    <style:style style:name="Heading_20_5" style:display-name="Heading 5" style:family="paragraph" style:parent-style-name="Standard" style:next-style-name="Text_20_body" style:class="text" style:default-outline-level="5">
      <style:paragraph-properties fo:keep-with-next="always"/>
      <style:text-properties fo:font-size="85%" fo:font-weight="bold" style:font-size-asian="85%" style:font-weight-asian="bold" style:font-size-complex="85%"/>
    </style:style>
    <style:style style:name="Heading_20_6" style:display-name="Heading 6" style:family="paragraph" style:parent-style-name="Standard" style:next-style-name="Text_20_body" style:class="text" style:default-outline-level="6">
      <style:paragraph-properties fo:margin-top="0.1665in" fo:margin-bottom="0.0417in"/>
      <style:text-properties fo:font-size="11pt" fo:font-style="italic" style:font-size-asian="11pt" style:font-style-asian="italic" style:font-size-complex="75%"/>
    </style:style>
    <style:style style:name="Heading_20_7" style:display-name="Heading 7" style:family="paragraph" style:parent-style-name="Standard" style:next-style-name="Text_20_body" style:class="text" style:default-outline-level="7">
      <style:paragraph-properties fo:margin-top="0.1665in" fo:margin-bottom="0.0417in"/>
      <style:text-properties style:font-name="Arial1" fo:font-size="10pt" style:font-size-asian="10pt" style:font-size-complex="75%"/>
    </style:style>
    <style:style style:name="Heading_20_8" style:display-name="Heading 8" style:family="paragraph" style:parent-style-name="Standard" style:next-style-name="Text_20_body" style:class="text" style:default-outline-level="8">
      <style:paragraph-properties fo:margin-top="0.1665in" fo:margin-bottom="0.0417in"/>
      <style:text-properties style:font-name="Arial1" fo:font-size="10pt" fo:font-style="italic" style:font-size-asian="10pt" style:font-style-asian="italic" style:font-size-complex="75%"/>
    </style:style>
    <style:style style:name="Heading_20_9" style:display-name="Heading 9" style:family="paragraph" style:parent-style-name="Standard" style:next-style-name="Text_20_body" style:class="text" style:default-outline-level="9">
      <style:paragraph-properties fo:margin-top="0.1665in" fo:margin-bottom="0.0417in"/>
      <style:text-properties style:font-name="Arial1" fo:font-size="9pt" fo:font-style="italic" fo:font-weight="bold" style:font-size-asian="9pt" style:font-style-asian="italic" style:font-weight-asian="bold" style:font-size-complex="75%"/>
    </style:style>
    <style:style style:name="Plain_20_Text" style:display-name="Plain Text" style:family="paragraph" style:parent-style-name="Standard"/>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HTML_20_Body" style:display-name="HTML Body" style:family="paragraph">
      <style:paragraph-properties fo:orphans="2" fo:widows="2" style:writing-mode="lr-tb"/>
      <style:text-properties style:use-window-font-color="true" style:font-name="Courier New"/>
    </style:style>
    <style:style style:name="List_20_Number" style:display-name="List Number" style:family="paragraph" style:parent-style-name="Standard"/>
    <style:style style:name="List_20_Number_20_2" style:display-name="List Number 2" style:family="paragraph" style:parent-style-name="Standard"/>
    <style:style style:name="List_20_Bullet" style:display-name="List Bullet" style:family="paragraph" style:parent-style-name="Standard"/>
    <style:style style:name="caption" style:family="paragraph" style:parent-style-name="Standard">
      <style:paragraph-properties fo:margin-top="0.0835in" fo:margin-bottom="0.0835in"/>
      <style:text-properties fo:font-weight="bold" style:font-weight-asian="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of_20_figures" style:display-name="table of figures" style:family="paragraph" style:parent-style-name="Standard">
      <style:paragraph-properties fo:margin-top="0in" fo:margin-bottom="0in" fo:text-align="start" style:justify-single-word="false"/>
      <style:text-properties fo:font-style="italic" style:font-style-asian="italic" style:font-size-complex="12pt" style:font-style-complex="italic"/>
    </style:style>
    <style:style style:name="Contents_20_1" style:display-name="Contents 1" style:family="paragraph" style:parent-style-name="Standard" style:class="index">
      <style:paragraph-properties fo:margin-left="0in" fo:margin-right="0in" fo:text-align="start" style:justify-single-word="false" fo:text-indent="0in" style:auto-text-indent="false">
        <style:tab-stops>
          <style:tab-stop style:position="6.9252in" style:type="right" style:leader-style="dotted" style:leader-text="."/>
        </style:tab-stops>
      </style:paragraph-properties>
      <style:text-properties fo:font-style="italic" fo:font-weight="bold" style:font-style-asian="italic" style:font-weight-asian="bold" style:font-size-complex="14pt" style:font-style-complex="italic" style:font-weight-complex="bold"/>
    </style:style>
    <style:style style:name="Contents_20_2" style:display-name="Contents 2" style:family="paragraph" style:parent-style-name="Standard" style:class="index">
      <style:paragraph-properties fo:margin-left="0.1665in" fo:margin-right="0in" fo:text-align="start" style:justify-single-word="false" fo:text-indent="0in" style:auto-text-indent="false">
        <style:tab-stops>
          <style:tab-stop style:position="6.7283in" style:type="right" style:leader-style="dotted" style:leader-text="."/>
        </style:tab-stops>
      </style:paragraph-properties>
      <style:text-properties fo:font-weight="bold" style:font-weight-asian="bold" style:font-size-complex="13pt" style:font-weight-complex="bold"/>
    </style:style>
    <style:style style:name="Contents_20_3" style:display-name="Contents 3" style:family="paragraph" style:parent-style-name="Standard" style:class="index">
      <style:paragraph-properties fo:margin-left="0.3335in" fo:margin-right="0in" fo:margin-top="0in" fo:margin-bottom="0in" fo:text-align="start" style:justify-single-word="false" fo:text-indent="0in" style:auto-text-indent="false">
        <style:tab-stops>
          <style:tab-stop style:position="6.5319in" style:type="right" style:leader-style="dotted" style:leader-text="."/>
        </style:tab-stops>
      </style:paragraph-properties>
      <style:text-properties style:font-size-complex="12pt"/>
    </style:style>
    <style:style style:name="Contents_20_4" style:display-name="Contents 4" style:family="paragraph" style:parent-style-name="Standard" style:class="index">
      <style:paragraph-properties fo:margin-left="0.5in" fo:margin-right="0in" fo:margin-top="0in" fo:margin-bottom="0in" fo:text-align="start" style:justify-single-word="false" fo:text-indent="0in" style:auto-text-indent="false">
        <style:tab-stops>
          <style:tab-stop style:position="6.3354in" style:type="right" style:leader-style="dotted" style:leader-text="."/>
        </style:tab-stops>
      </style:paragraph-properties>
      <style:text-properties style:font-size-complex="12pt"/>
    </style:style>
    <style:style style:name="Contents_20_5" style:display-name="Contents 5" style:family="paragraph" style:parent-style-name="Standard" style:class="index">
      <style:paragraph-properties fo:margin-left="0.6665in" fo:margin-right="0in" fo:margin-top="0in" fo:margin-bottom="0in" fo:text-align="start" style:justify-single-word="false" fo:text-indent="0in" style:auto-text-indent="false">
        <style:tab-stops>
          <style:tab-stop style:position="6.139in" style:type="right" style:leader-style="dotted" style:leader-text="."/>
        </style:tab-stops>
      </style:paragraph-properties>
      <style:text-properties style:font-size-complex="12pt"/>
    </style:style>
    <style:style style:name="Contents_20_6" style:display-name="Contents 6" style:family="paragraph" style:parent-style-name="Standard" style:class="index">
      <style:paragraph-properties fo:margin-left="0.8335in" fo:margin-right="0in" fo:margin-top="0in" fo:margin-bottom="0in" fo:text-align="start" style:justify-single-word="false" fo:text-indent="0in" style:auto-text-indent="false">
        <style:tab-stops>
          <style:tab-stop style:position="5.9425in" style:type="right" style:leader-style="dotted" style:leader-text="."/>
        </style:tab-stops>
      </style:paragraph-properties>
      <style:text-properties style:font-size-complex="12pt"/>
    </style:style>
    <style:style style:name="Contents_20_7" style:display-name="Contents 7" style:family="paragraph" style:parent-style-name="Standard" style:class="index">
      <style:paragraph-properties fo:margin-left="1in" fo:margin-right="0in" fo:margin-top="0in" fo:margin-bottom="0in" fo:text-align="start" style:justify-single-word="false" fo:text-indent="0in" style:auto-text-indent="false">
        <style:tab-stops>
          <style:tab-stop style:position="5.7457in" style:type="right" style:leader-style="dotted" style:leader-text="."/>
        </style:tab-stops>
      </style:paragraph-properties>
      <style:text-properties style:font-size-complex="12pt"/>
    </style:style>
    <style:style style:name="Contents_20_8" style:display-name="Contents 8" style:family="paragraph" style:parent-style-name="Standard" style:class="index">
      <style:paragraph-properties fo:margin-left="1.1665in" fo:margin-right="0in" fo:margin-top="0in" fo:margin-bottom="0in" fo:text-align="start" style:justify-single-word="false" fo:text-indent="0in" style:auto-text-indent="false">
        <style:tab-stops>
          <style:tab-stop style:position="5.5492in" style:type="right" style:leader-style="dotted" style:leader-text="."/>
        </style:tab-stops>
      </style:paragraph-properties>
      <style:text-properties style:font-size-complex="12pt"/>
    </style:style>
    <style:style style:name="Contents_20_9" style:display-name="Contents 9" style:family="paragraph" style:parent-style-name="Standard" style:class="index">
      <style:paragraph-properties fo:margin-left="1.3335in" fo:margin-right="0in" fo:margin-top="0in" fo:margin-bottom="0in" fo:text-align="start" style:justify-single-word="false" fo:text-indent="0in" style:auto-text-indent="false">
        <style:tab-stops>
          <style:tab-stop style:position="5.3528in" style:type="right" style:leader-style="dotted" style:leader-text="."/>
        </style:tab-stops>
      </style:paragraph-properties>
      <style:text-properties style:font-size-complex="12pt"/>
    </style:style>
    <style:style style:name="footnote_20_text" style:display-name="footnote text" style:family="paragraph" style:parent-style-name="Standard">
      <style:text-properties fo:font-size="10pt" style:font-size-asian="10pt"/>
    </style:style>
    <style:style style:name="List_20_Paragraph" style:display-name="List Paragraph" style:family="paragraph" style:parent-style-name="Standard">
      <style:paragraph-properties fo:margin-left="0.5in" fo:margin-right="0in" fo:text-indent="0in" style:auto-text-indent="false"/>
    </style:style>
    <style:style style:name="Contents_20_Heading" style:display-name="Contents Heading" style:family="paragraph" style:parent-style-name="Heading_20_1" style:class="index">
      <style:paragraph-properties fo:margin-top="0.3335in" fo:margin-bottom="0in" fo:line-height="115%" fo:text-align="start" style:justify-single-word="false" text:number-lines="false" text:line-number="0"/>
      <style:text-properties fo:color="#365f91" style:font-name="Cambria" fo:font-size="16pt" fo:font-weight="bold" style:letter-kerning="true" style:font-size-asian="16pt" style:font-weight-asian="bold" style:font-size-complex="14pt" style:font-weight-complex="bold"/>
    </style:style>
    <style:style style:name="Balloon_20_Text" style:display-name="Balloon Text" style:family="paragraph" style:parent-style-name="Standard">
      <style:paragraph-properties fo:margin-top="0in" fo:margin-bottom="0in"/>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Default_20_Paragraph_20_Font" style:display-name="Default Paragraph Font" style:family="text"/>
    <style:style style:name="DocumentMap" style:family="text"/>
    <style:style style:name="No_20_List" style:display-name="No Lis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master-page-name="">
      <style:paragraph-properties fo:text-align="start" style:justify-single-word="false" style:page-number="auto">
        <style:tab-stops>
          <style:tab-stop style:position="3.25in" style:type="center"/>
          <style:tab-stop style:position="6in" style:type="right"/>
        </style:tab-stops>
      </style:paragraph-properties>
    </style:style>
    <style:style style:name="P2" style:family="paragraph" style:parent-style-name="Footer" style:master-page-name="">
      <style:paragraph-properties fo:margin-left="0in" fo:margin-right="0.25in" fo:text-indent="0in" style:auto-text-indent="false" style:page-number="auto"/>
    </style:style>
    <style:style style:name="P3" style:family="paragraph" style:parent-style-name="Footer">
      <style:paragraph-properties fo:text-align="center" style:justify-single-word="false" fo:padding="0in" fo:border="none"/>
    </style:style>
    <style:style style:name="P4" style:family="paragraph" style:parent-style-name="Footer">
      <style:paragraph-properties fo:padding="0in" fo:border="none"/>
    </style:style>
    <style:style style:name="P5" style:family="paragraph" style:parent-style-name="Header" style:master-page-name="">
      <style:paragraph-properties fo:text-align="end" style:justify-single-word="false" style:page-number="auto"/>
    </style:style>
    <style:style style:name="T1" style:family="text">
      <style:text-properties fo:color="#0000ff" fo:font-size="10pt" fo:font-style="italic" fo:font-weight="bold" style:font-size-asian="10pt" style:font-style-asian="italic" style:font-weight-asian="bold" style:font-style-complex="italic" style:font-weight-complex="bold"/>
    </style:style>
    <style:style style:name="T2" style:family="text">
      <style:text-properties fo:font-size="10pt" style:font-size-asian="10pt"/>
    </style:style>
    <style:style style:name="T3" style:family="text">
      <style:text-properties fo:text-transform="uppercase" fo:font-weight="bold" style:font-weight-asian="bold"/>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padding="0in" fo:border="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pm2">
      <style:page-layout-properties fo:page-width="8.5in" fo:page-height="10.978in" style:num-format="1" style:print-orientation="portrait" fo:margin-top="1in" fo:margin-bottom="1in" fo:margin-left="1.25in" fo:margin-right="1.25in" style:writing-mode="lr-tb" style:layout-grid-color="#c0c0c0" style:layout-grid-lines="22803"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pm1">
      <style:header>
        <text:p text:style-name="P1"><text:span text:style-name="T1">LIGO</text:span><text:span text:style-name="T2"><text:tab/>LIGO-T09xxxxx-v1</text:span></text:p>
      </style:header>
      <style:footer>
        <text:p text:style-name="P2"><draw:frame draw:style-name="fr1" draw:name="Frame2" text:anchor-type="paragraph" svg:y="0.0008in" fo:min-width="3.9366in" draw:z-index="13"><draw:text-box fo:min-height="0.0161in"><text:p text:style-name="P3"><text:page-number text:select-page="current">26</text:page-number></text:p></draw:text-box></draw:frame></text:p>
      </style:footer>
      <style:footer-left>
        <text:p text:style-name="P2"><draw:frame draw:style-name="fr1" draw:name="Frame1" text:anchor-type="paragraph" svg:y="0.0008in" fo:min-width="3.9366in" draw:z-index="27"><draw:text-box fo:min-height="0.0161in"><text:p text:style-name="P4"><text:page-number text:select-page="current">26</text:page-number></text:p></draw:text-box></draw:frame></text:p>
      </style:footer-left>
    </style:master-page>
    <style:master-page style:name="Converted1" style:page-layout-name="pm2"/>
    <style:master-page style:name="Converted2" style:page-layout-name="pm2"/>
    <style:master-page style:name="Converted3" style:page-layout-name="pm2"/>
    <style:master-page style:name="First_20_Page" style:display-name="First Page" style:page-layout-name="pm3" style:next-style-name="Standard">
      <style:header>
        <text:p text:style-name="P5"><text:span text:style-name="T3">Laser Interferometer Gravitational Wave Observatory</text:span><text:span text:style-name="T2"> </text:span></text:p>
      </style:header>
    </style:master-page>
    <style:master-page style:name="Converted4"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creator>Alex Ivanov</dc:creator>
    <dc:date>2009-11-25T10:22:21</dc:date>
    <meta:printed-by>Alex Ivanov</meta:printed-by>
    <meta:print-date>2009-11-24T16:54:02</meta:print-date>
    <meta:editing-cycles>345</meta:editing-cycles>
    <meta:editing-duration>P17DT19H33M27S</meta:editing-duration>
    <meta:user-defined meta:name="Info 1"/>
    <meta:user-defined meta:name="Info 2"/>
    <meta:user-defined meta:name="Info 3"/>
    <meta:user-defined meta:name="Info 4"/>
    <meta:document-statistic meta:table-count="6" meta:image-count="0" meta:object-count="5" meta:page-count="28" meta:paragraph-count="656" meta:word-count="5295" meta:character-count="311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fill="solid" draw:fill-color="#94bd5e"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385cm" fo:min-width="1.40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font-size-asian="8pt" style:font-size-complex="8pt"/>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P5" style:family="paragraph">
      <style:paragraph-properties fo:margin-left="0cm" fo:margin-right="0cm" fo:text-align="center" fo:text-indent="0cm"/>
      <style:text-properties fo:font-weight="bold" style:font-weight-asian="bold" style:font-weight-complex="bold"/>
    </style:style>
    <style:style style:name="P6" style:family="paragraph">
      <style:paragraph-properties fo:margin-left="0cm" fo:margin-right="0cm" fo:text-align="center" fo:text-indent="0cm"/>
      <style:text-properties fo:font-size="8pt" fo:font-weight="bold" style:font-size-asian="8pt" style:font-weight-asian="bold" style:font-size-complex="8pt" style:font-weight-complex="bold"/>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4.445cm" svg:height="1.905cm" svg:x="0.335cm" svg:y="2.544cm">
          <text:p text:style-name="P1"><text:span text:style-name="T1">Data transport network.</text:span></text:p>
          <text:p text:style-name="P1"><text:span text:style-name="T1">Reflective memory (RFM) or</text:span></text:p>
          <text:p text:style-name="P1"><text:span text:style-name="T1">Myrinet over GM or</text:span></text:p>
          <text:p text:style-name="P1"><text:span text:style-name="T1">Open GM over Gig-E or</text:span></text:p>
          <text:p text:style-name="P1"><text:span text:style-name="T1">shared memory</text:span></text:p>
          <draw:enhanced-geometry svg:viewBox="0 0 21600 21600" draw:mirror-horizontal="false" draw:mirror-vertical="false" draw:type="rectangle" draw:enhanced-path="M 0 0 L 21600 0 21600 21600 0 21600 0 0 Z N"/>
        </draw:custom-shape>
        <draw:connector draw:style-name="gr2" draw:text-style-name="P3" draw:layer="layout" svg:x1="4.78cm" svg:y1="3.496cm" svg:x2="5.715cm" svg:y2="3.496cm" draw:start-shape="id1" draw:end-shape="id2" draw:end-glue-point="3" svg:d="m4780 3496h935">
          <text:p/>
        </draw:connector>
        <draw:custom-shape draw:style-name="gr3" draw:text-style-name="P4" draw:id="id3" draw:layer="layout" svg:width="5.08cm" svg:height="1.27cm" svg:x="0cm" svg:y="0.439cm">
          <text:p text:style-name="P1"><text:span text:style-name="T1">Data <text:s/>from the front-end computers</text:span></text:p>
          <draw:enhanced-geometry svg:viewBox="0 0 21600 21600" draw:type="rectangle" draw:enhanced-path="M 0 0 L 21600 0 21600 21600 0 21600 0 0 Z N"/>
        </draw:custom-shape>
        <draw:connector draw:style-name="gr2" draw:text-style-name="P3" draw:layer="layout" svg:x1="2.54cm" svg:y1="1.709cm" svg:x2="2.557cm" svg:y2="2.544cm" draw:start-shape="id3" draw:start-glue-point="2" draw:end-shape="id1" draw:end-glue-point="0" svg:d="m2540 1709v417h17v418">
          <text:p/>
        </draw:connector>
        <draw:custom-shape draw:style-name="gr4" draw:text-style-name="P2" draw:id="id2" draw:layer="layout" svg:width="4.445cm" svg:height="1.905cm" svg:x="5.715cm" svg:y="2.544cm">
          <text:p text:style-name="P1"><text:span text:style-name="T1">DAQ data producer thread</text:span></text:p>
          <draw:enhanced-geometry svg:viewBox="0 0 21600 21600" draw:mirror-horizontal="false" draw:mirror-vertical="false" draw:type="rectangle" draw:enhanced-path="M 0 0 L 21600 0 21600 21600 0 21600 0 0 Z N"/>
        </draw:custom-shape>
        <draw:custom-shape draw:style-name="gr5" draw:text-style-name="P2" draw:id="id4" draw:layer="layout" svg:width="3.175cm" svg:height="1.27cm" svg:x="6.35cm" svg:y="0.439cm">
          <text:p text:style-name="P1"><text:span text:style-name="T1">Epics channels over</text:span></text:p>
          <text:p text:style-name="P1"><text:span text:style-name="T1">Ethernet</text:span></text:p>
          <draw:enhanced-geometry svg:viewBox="0 0 21600 21600" draw:mirror-horizontal="false" draw:mirror-vertical="false" draw:type="rectangle" draw:enhanced-path="M 0 0 L 21600 0 21600 21600 0 21600 0 0 Z N"/>
        </draw:custom-shape>
        <draw:connector draw:style-name="gr2" draw:text-style-name="P3" draw:layer="layout" svg:x1="7.937cm" svg:y1="1.709cm" svg:x2="7.937cm" svg:y2="2.544cm" draw:start-shape="id4" draw:start-glue-point="2" draw:end-shape="id2" draw:end-glue-point="0" svg:d="m7937 1709v835">
          <text:p/>
        </draw:connector>
        <draw:custom-shape draw:style-name="gr4" draw:text-style-name="P2" draw:id="id5" draw:layer="layout" svg:width="4.445cm" svg:height="1.905cm" svg:x="0cm" svg:y="5.084cm">
          <text:p text:style-name="P1"><text:span text:style-name="T1">Trend calculation</text:span></text:p>
          <draw:enhanced-geometry svg:viewBox="0 0 21600 21600" draw:mirror-horizontal="false" draw:mirror-vertical="false" draw:type="rectangle" draw:enhanced-path="M 0 0 L 21600 0 21600 21600 0 21600 0 0 Z N"/>
        </draw:custom-shape>
        <draw:custom-shape draw:style-name="gr4" draw:text-style-name="P2" draw:id="id6" draw:layer="layout" svg:width="4.445cm" svg:height="1.905cm" svg:x="0cm" svg:y="8.394cm">
          <text:p text:style-name="P1"><text:span text:style-name="T1">Minute trend calculation</text:span></text:p>
          <draw:enhanced-geometry svg:viewBox="0 0 21600 21600" draw:mirror-horizontal="false" draw:mirror-vertical="false" draw:type="rectangle" draw:enhanced-path="M 0 0 L 21600 0 21600 21600 0 21600 0 0 Z N"/>
        </draw:custom-shape>
        <draw:connector draw:style-name="gr2" draw:text-style-name="P3" draw:layer="layout" draw:type="lines" svg:x1="2.222cm" svg:y1="6.989cm" svg:x2="2.222cm" svg:y2="8.394cm" draw:start-shape="id5" draw:start-glue-point="2" draw:end-shape="id6" draw:end-glue-point="0" svg:d="m2222 6989v499 405 501">
          <text:p/>
        </draw:connector>
        <draw:custom-shape draw:style-name="gr6" draw:text-style-name="P2" draw:id="id7" draw:layer="layout" svg:width="4.445cm" svg:height="1.27cm" svg:x="5.715cm" svg:y="5.854cm">
          <text:p text:style-name="P1"><text:span text:style-name="T1">Full resolution data saving </text:span></text:p>
          <text:p text:style-name="P1"><text:span text:style-name="T1">using FrameCPP</text:span></text:p>
          <text:p text:style-name="P1"><text:span text:style-name="T1"/></text:p>
          <draw:enhanced-geometry svg:viewBox="0 0 21600 21600" draw:mirror-horizontal="false" draw:mirror-vertical="false" draw:type="rectangle" draw:enhanced-path="M 0 0 L 21600 0 21600 21600 0 21600 0 0 Z N"/>
        </draw:custom-shape>
        <draw:connector draw:style-name="gr2" draw:text-style-name="P3" draw:layer="layout" draw:type="lines" svg:x1="7.937cm" svg:y1="4.449cm" svg:x2="7.937cm" svg:y2="5.854cm" draw:start-shape="id2" draw:start-glue-point="2" draw:end-shape="id7" draw:end-glue-point="0" svg:d="m7937 4449v499 406 500">
          <text:p/>
        </draw:connector>
        <draw:custom-shape draw:style-name="gr7" draw:text-style-name="P3" draw:id="id9" draw:layer="layout" svg:width="1.905cm" svg:height="1.905cm" svg:x="6.92cm" svg:y="10.7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 draw:id="id8" draw:layer="layout" svg:width="4.445cm" svg:height="1.27cm" svg:x="5.615cm" svg:y="8.259cm">
          <text:p text:style-name="P1"><text:span text:style-name="T1">Second trend data saving</text:span></text:p>
          <text:p text:style-name="P1"><text:span text:style-name="T1">using FrameCPP</text:span></text:p>
          <text:p text:style-name="P1"><text:span text:style-name="T1"/></text:p>
          <draw:enhanced-geometry svg:viewBox="0 0 21600 21600" draw:mirror-horizontal="false" draw:mirror-vertical="false" draw:type="rectangle" draw:enhanced-path="M 0 0 L 21600 0 21600 21600 0 21600 0 0 Z N"/>
        </draw:custom-shape>
        <draw:custom-shape draw:style-name="gr6" draw:text-style-name="P2" draw:id="id10" draw:layer="layout" svg:width="4.445cm" svg:height="1.27cm" svg:x="0cm" svg:y="11.099cm">
          <text:p text:style-name="P1"><text:span text:style-name="T1">Minute trend data saving</text:span></text:p>
          <text:p text:style-name="P1"><text:span text:style-name="T1">using FrameCPP as well as</text:span></text:p>
          <text:p text:style-name="P1"><text:span text:style-name="T1">raw format data saving</text:span></text:p>
          <draw:enhanced-geometry svg:viewBox="0 0 21600 21600" draw:mirror-horizontal="false" draw:mirror-vertical="false" draw:type="rectangle" draw:enhanced-path="M 0 0 L 21600 0 21600 21600 0 21600 0 0 Z N"/>
        </draw:custom-shape>
        <draw:connector draw:style-name="gr2" draw:text-style-name="P3" draw:layer="layout" draw:type="lines" svg:x1="7.837cm" svg:y1="9.529cm" svg:x2="7.872cm" svg:y2="10.799cm" draw:start-shape="id8" draw:end-shape="id9" svg:d="m7837 9529v500l35 269v501">
          <text:p/>
        </draw:connector>
        <draw:connector draw:style-name="gr2" draw:text-style-name="P3" draw:layer="layout" draw:type="line" svg:x1="2.222cm" svg:y1="10.299cm" svg:x2="2.222cm" svg:y2="11.099cm" draw:start-shape="id6" draw:start-glue-point="2" draw:end-shape="id10" svg:d="m2222 10299v800">
          <text:p/>
        </draw:connector>
        <draw:connector draw:style-name="gr2" draw:text-style-name="P3" draw:layer="layout" draw:type="line" svg:x1="4.445cm" svg:y1="11.734cm" svg:x2="6.92cm" svg:y2="11.751cm" draw:start-shape="id10" draw:start-glue-point="1" draw:end-shape="id9" draw:end-glue-point="6" svg:d="m4445 11734 2475 17">
          <text:p/>
        </draw:connector>
        <draw:connector draw:style-name="gr2" draw:text-style-name="P3" draw:layer="layout" svg:x1="10.16cm" svg:y1="6.489cm" svg:x2="8.825cm" svg:y2="11.751cm" draw:start-shape="id7" draw:start-glue-point="1" draw:end-shape="id9" draw:end-glue-point="8" svg:d="m10160 6489h499v5262h-1834">
          <text:p/>
        </draw:connector>
        <draw:connector draw:style-name="gr2" draw:text-style-name="P3" draw:layer="layout" svg:x1="5.715cm" svg:y1="3.496cm" svg:x2="4.445cm" svg:y2="6.036cm" draw:start-shape="id2" draw:end-shape="id5" svg:d="m5715 3496h-636v2540h-634">
          <text:p/>
        </draw:connector>
        <draw:frame draw:style-name="gr8" draw:text-style-name="P6" draw:layer="layout" svg:width="1.905cm" svg:height="0.887cm" svg:x="7.12cm" svg:y="11.382cm">
          <draw:text-box>
            <text:p text:style-name="P5"><text:span text:style-name="T2">Data</text:span></text:p>
            <text:p text:style-name="P5"><text:span text:style-name="T2">Archive</text:span></text:p>
          </draw:text-box>
        </draw:frame>
        <draw:connector draw:style-name="gr2" draw:text-style-name="P3" draw:layer="layout" svg:x1="2.222cm" svg:y1="6.989cm" svg:x2="7.837cm" svg:y2="8.259cm" draw:start-shape="id5" draw:start-glue-point="2" draw:end-shape="id8" svg:d="m2222 6989v635h5615v635">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04cm" fo:margin-bottom="1cm" fo:margin-left="0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999999" draw:textarea-horizontal-align="justify" draw:textarea-vertical-align="middle" draw:auto-grow-height="false"/>
    </style:style>
    <style:style style:name="gr2" style:family="graphic" style:parent-style-name="standard">
      <style:graphic-properties draw:fill="solid" draw:fill-color="#94bd5e" draw:textarea-horizontal-align="justify" draw:textarea-vertical-align="middle" draw:auto-grow-height="false"/>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b3b3b3" draw:textarea-horizontal-align="justify" draw:textarea-vertical-align="middle" draw:auto-grow-height="false"/>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8pt"/>
    </style:style>
    <style:style style:name="P3" style:family="paragraph">
      <style:paragraph-properties fo:text-align="center"/>
    </style:style>
    <style:style style:name="T1"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4" draw:layer="layout" svg:width="9.525cm" svg:height="1.905cm" svg:x="2.905cm" svg:y="9.19cm">
          <text:p text:style-name="P1"><text:span text:style-name="T1">Receive the message,</text:span></text:p>
          <text:p text:style-name="P1"><text:span text:style-name="T1">parse job specification file.</text:span></text:p>
          <draw:enhanced-geometry svg:viewBox="0 0 21600 21600" draw:mirror-horizontal="false" draw:mirror-vertical="false" draw:type="rectangle" draw:enhanced-path="M 0 0 L 21600 0 21600 21600 0 21600 0 0 Z N"/>
        </draw:custom-shape>
        <draw:custom-shape draw:style-name="gr2" draw:text-style-name="P2" draw:id="id1" draw:layer="layout" svg:width="9.659cm" svg:height="1.269cm" svg:x="2.805cm" svg:y="6.751cm">
          <text:p text:style-name="P1"><text:span text:style-name="T1">Fork</text:span></text:p>
          <draw:enhanced-geometry svg:viewBox="0 0 21600 21600" draw:mirror-horizontal="false" draw:mirror-vertical="false" draw:type="rectangle" draw:enhanced-path="M 0 0 L 21600 0 21600 21600 0 21600 0 0 Z N"/>
        </draw:custom-shape>
        <draw:custom-shape draw:style-name="gr3" draw:text-style-name="P2" draw:id="id2" draw:layer="layout" svg:width="12.065cm" svg:height="1.27cm" svg:x="1.635cm" svg:y="4.175cm">
          <text:p text:style-name="P1"><text:span text:style-name="T1">Wait for new connection on pipe</text:span></text:p>
          <draw:enhanced-geometry svg:viewBox="0 0 21600 21600" draw:mirror-horizontal="false" draw:mirror-vertical="false" draw:type="rectangle" draw:enhanced-path="M 0 0 L 21600 0 21600 21600 0 21600 0 0 Z N"/>
        </draw:custom-shape>
        <draw:custom-shape draw:style-name="gr4" draw:text-style-name="P2" draw:id="id3" draw:layer="layout" svg:width="10.16cm" svg:height="1.905cm" svg:x="2.57cm" svg:y="1cm">
          <text:p text:style-name="P1"><text:span text:style-name="T1">Initialize, parse command line</text:span></text:p>
          <text:p text:style-name="P1"><text:span text:style-name="T1">arguments</text:span></text:p>
          <draw:enhanced-geometry svg:viewBox="0 0 21600 21600" draw:mirror-horizontal="false" draw:mirror-vertical="false" draw:type="rectangle" draw:enhanced-path="M 0 0 L 21600 0 21600 21600 0 21600 0 0 Z N"/>
        </draw:custom-shape>
        <draw:custom-shape draw:style-name="gr5" draw:text-style-name="P2" draw:id="id5" draw:layer="layout" svg:width="9.525cm" svg:height="1.904cm" svg:x="2.905cm" svg:y="12.431cm">
          <text:p text:style-name="P1"><text:span text:style-name="T1">Process request using</text:span></text:p>
          <text:p text:style-name="P1"><text:span text:style-name="T1">FrameCPP</text:span></text:p>
          <draw:enhanced-geometry svg:viewBox="0 0 21600 21600" draw:mirror-horizontal="false" draw:mirror-vertical="false" draw:type="rectangle" draw:enhanced-path="M 0 0 L 21600 0 21600 21600 0 21600 0 0 Z N"/>
        </draw:custom-shape>
        <draw:custom-shape draw:style-name="gr6" draw:text-style-name="P2" draw:id="id6" draw:layer="layout" svg:width="9.525cm" svg:height="1.905cm" svg:x="2.905cm" svg:y="15.605cm">
          <text:p text:style-name="P1"><text:span text:style-name="T1">Send data to the client.</text:span></text:p>
          <draw:enhanced-geometry svg:viewBox="0 0 21600 21600" draw:mirror-horizontal="false" draw:mirror-vertical="false" draw:type="rectangle" draw:enhanced-path="M 0 0 L 21600 0 21600 21600 0 21600 0 0 Z N"/>
        </draw:custom-shape>
        <draw:connector draw:style-name="gr7" draw:text-style-name="P3" draw:layer="layout" svg:x1="2.805cm" svg:y1="7.385cm" svg:x2="1.635cm" svg:y2="4.81cm" draw:start-shape="id1" draw:start-glue-point="3" draw:end-shape="id2" draw:end-glue-point="3" svg:d="m2805 7385h-1671v-2575h501">
          <text:p/>
        </draw:connector>
        <draw:connector draw:style-name="gr7" draw:text-style-name="P3" draw:layer="layout" svg:x1="7.65cm" svg:y1="2.905cm" svg:x2="7.667cm" svg:y2="4.175cm" draw:start-shape="id3" draw:start-glue-point="2" draw:end-shape="id2" svg:d="m7650 2905v635h17v635">
          <text:p/>
        </draw:connector>
        <draw:connector draw:style-name="gr7" draw:text-style-name="P3" draw:layer="layout" svg:x1="7.667cm" svg:y1="5.445cm" svg:x2="7.634cm" svg:y2="6.751cm" draw:start-shape="id2" draw:start-glue-point="2" draw:end-shape="id1" draw:end-glue-point="0" svg:d="m7667 5445v653h-33v653">
          <text:p/>
        </draw:connector>
        <draw:connector draw:style-name="gr7" draw:text-style-name="P3" draw:layer="layout" svg:x1="7.634cm" svg:y1="8.02cm" svg:x2="7.667cm" svg:y2="9.19cm" draw:start-shape="id1" draw:start-glue-point="2" draw:end-shape="id4" draw:end-glue-point="0" svg:d="m7634 8020v584h33v586">
          <text:p/>
        </draw:connector>
        <draw:connector draw:style-name="gr7" draw:text-style-name="P3" draw:layer="layout" svg:x1="7.667cm" svg:y1="11.095cm" svg:x2="7.667cm" svg:y2="12.431cm" draw:start-shape="id4" draw:start-glue-point="2" draw:end-shape="id5" draw:end-glue-point="0" svg:d="m7667 11095v1336">
          <text:p/>
        </draw:connector>
        <draw:connector draw:style-name="gr7" draw:text-style-name="P3" draw:layer="layout" svg:x1="7.667cm" svg:y1="14.335cm" svg:x2="7.667cm" svg:y2="15.605cm" draw:start-shape="id5" draw:start-glue-point="2" draw:end-shape="id6" draw:end-glue-point="0" svg:d="m7667 14335v1270">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standard">
      <style:graphic-properties draw:fill="solid" draw:fill-color="#ff6633"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8080" draw:textarea-horizontal-align="justify" draw:textarea-vertical-align="middle" draw:auto-grow-height="false"/>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font-size-asian="8pt" style:font-size-complex="8pt"/>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4.445cm" svg:height="1.905cm" svg:x="0cm" svg:y="3.179cm">
          <text:p text:style-name="P1"><text:span text:style-name="T1">Data transport network.</text:span></text:p>
          <text:p text:style-name="P1"><text:span text:style-name="T1">Reflective memory (RFM) or</text:span></text:p>
          <text:p text:style-name="P1"><text:span text:style-name="T1">Myrinet over GM or</text:span></text:p>
          <text:p text:style-name="P1"><text:span text:style-name="T1">Open GM over Gig-E or</text:span></text:p>
          <text:p text:style-name="P1"><text:span text:style-name="T1">shared memory</text:span></text:p>
          <draw:enhanced-geometry svg:viewBox="0 0 21600 21600" draw:mirror-horizontal="false" draw:mirror-vertical="false" draw:type="rectangle" draw:enhanced-path="M 0 0 L 21600 0 21600 21600 0 21600 0 0 Z N"/>
        </draw:custom-shape>
        <draw:connector draw:style-name="gr2" draw:text-style-name="P3" draw:layer="layout" svg:x1="4.445cm" svg:y1="4.131cm" svg:x2="5.715cm" svg:y2="4.131cm" draw:start-shape="id1" draw:end-shape="id2" draw:end-glue-point="3" svg:d="m4445 4131h1270">
          <text:p/>
        </draw:connector>
        <draw:custom-shape draw:style-name="gr3" draw:text-style-name="P2" draw:id="id3" draw:layer="layout" svg:width="5.08cm" svg:height="1.27cm" svg:x="0cm" svg:y="0.639cm">
          <text:p text:style-name="P1"><text:span text:style-name="T1">Data <text:s/>from the front-end computers</text:span></text:p>
          <draw:enhanced-geometry svg:viewBox="0 0 21600 21600" draw:type="rectangle" draw:enhanced-path="M 0 0 L 21600 0 21600 21600 0 21600 0 0 Z N"/>
        </draw:custom-shape>
        <draw:connector draw:style-name="gr2" draw:text-style-name="P3" draw:layer="layout" svg:x1="2.54cm" svg:y1="1.909cm" svg:x2="2.222cm" svg:y2="3.179cm" draw:start-shape="id3" draw:start-glue-point="2" draw:end-shape="id1" draw:end-glue-point="0" svg:d="m2540 1909v635h-318v635">
          <text:p/>
        </draw:connector>
        <draw:custom-shape draw:style-name="gr4" draw:text-style-name="P2" draw:id="id2" draw:layer="layout" svg:width="4.445cm" svg:height="1.905cm" svg:x="5.715cm" svg:y="3.179cm">
          <text:p text:style-name="P1"><text:span text:style-name="T1">DAQ demon (daqd)</text:span></text:p>
          <draw:enhanced-geometry svg:viewBox="0 0 21600 21600" draw:mirror-horizontal="false" draw:mirror-vertical="false" draw:type="rectangle" draw:enhanced-path="M 0 0 L 21600 0 21600 21600 0 21600 0 0 Z N"/>
        </draw:custom-shape>
        <draw:custom-shape draw:style-name="gr3" draw:text-style-name="P2" draw:id="id4" draw:layer="layout" svg:width="3.175cm" svg:height="1.27cm" svg:x="6.05cm" svg:y="0.639cm">
          <text:p text:style-name="P1"><text:span text:style-name="T1">Epics channels over</text:span></text:p>
          <text:p text:style-name="P1"><text:span text:style-name="T1">Ethernet</text:span></text:p>
          <draw:enhanced-geometry svg:viewBox="0 0 21600 21600" draw:mirror-horizontal="false" draw:mirror-vertical="false" draw:type="rectangle" draw:enhanced-path="M 0 0 L 21600 0 21600 21600 0 21600 0 0 Z N"/>
        </draw:custom-shape>
        <draw:connector draw:style-name="gr2" draw:text-style-name="P3" draw:layer="layout" svg:x1="7.637cm" svg:y1="1.909cm" svg:x2="7.937cm" svg:y2="3.179cm" draw:start-shape="id4" draw:start-glue-point="2" draw:end-shape="id2" draw:end-glue-point="0" svg:d="m7637 1909v635h300v635">
          <text:p/>
        </draw:connector>
        <draw:connector draw:style-name="gr2" draw:text-style-name="P3" draw:layer="layout" draw:type="lines" svg:x1="7.937cm" svg:y1="5.084cm" svg:x2="7.937cm" svg:y2="6.354cm" draw:start-shape="id2" draw:start-glue-point="2" draw:end-shape="id5" draw:end-glue-point="5" svg:d="m7937 5084v499 270 501">
          <text:p/>
        </draw:connector>
        <draw:custom-shape draw:style-name="gr5" draw:text-style-name="P4" draw:id="id5" draw:layer="layout" svg:width="1.905cm" svg:height="1.905cm" svg:x="6.985cm" svg:y="6.354cm">
          <text:p text:style-name="P1"><text:span text:style-name="T1">Data</text:span></text:p>
          <text:p text:style-name="P1"><text:span text:style-name="T1">Arch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 draw:id="id7" draw:layer="layout" svg:width="4.445cm" svg:height="1.27cm" svg:x="5.715cm" svg:y="9.529cm">
          <text:p text:style-name="P1"><text:span text:style-name="T1">Network Data Server (NDS)</text:span></text:p>
          <draw:enhanced-geometry svg:viewBox="0 0 21600 21600" draw:mirror-horizontal="false" draw:mirror-vertical="false" draw:type="rectangle" draw:enhanced-path="M 0 0 L 21600 0 21600 21600 0 21600 0 0 Z N"/>
        </draw:custom-shape>
        <draw:custom-shape draw:style-name="gr7" draw:text-style-name="P4" draw:id="id6" draw:layer="layout" svg:width="3.81cm" svg:height="1.905cm" svg:x="0.635cm" svg:y="7.624cm">
          <text:p text:style-name="P1"><text:span text:style-name="T1">Control room 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 draw:text-style-name="P3" draw:layer="layout" svg:x1="2.54cm" svg:y1="9.529cm" svg:x2="7.937cm" svg:y2="10.799cm" draw:start-shape="id6" draw:end-shape="id7" draw:end-glue-point="2" svg:d="m2540 9529v1770h5397v-500">
          <text:p/>
        </draw:connector>
        <draw:connector draw:style-name="gr2" draw:text-style-name="P3" draw:layer="layout" svg:x1="4.445cm" svg:y1="8.576cm" svg:x2="5.715cm" svg:y2="4.131cm" draw:start-shape="id6" draw:end-shape="id2" svg:d="m4445 8576h635v-4445h635">
          <text:p/>
        </draw:connector>
        <draw:connector draw:style-name="gr8" draw:text-style-name="P3" draw:layer="layout" svg:x1="7.937cm" svg:y1="8.259cm" svg:x2="7.937cm" svg:y2="9.529cm" draw:start-shape="id5" draw:start-glue-point="7" draw:end-shape="id7" draw:end-glue-point="0" svg:d="m7937 8259v1270">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04cm" fo:margin-bottom="1cm" fo:margin-left="0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standard">
      <style:graphic-properties draw:fill="solid" draw:fill-color="#ff6633"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fill="solid" draw:fill-color="#ff8080"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font-size-asian="8pt" style:font-size-complex="8pt"/>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3.175cm" svg:height="0.635cm" svg:x="0.635cm" svg:y="2.244cm">
          <text:p text:style-name="P1"><text:span text:style-name="T1">Reflective memory </text:span></text:p>
          <draw:enhanced-geometry svg:viewBox="0 0 21600 21600" draw:mirror-horizontal="false" draw:mirror-vertical="false" draw:type="rectangle" draw:enhanced-path="M 0 0 L 21600 0 21600 21600 0 21600 0 0 Z N"/>
        </draw:custom-shape>
        <draw:connector draw:style-name="gr2" draw:text-style-name="P3" draw:layer="layout" svg:x1="2.222cm" svg:y1="2.879cm" svg:x2="3.81cm" svg:y2="4.449cm" draw:start-shape="id1" draw:end-shape="id2" draw:end-glue-point="3" svg:d="m2222 2879v1570h1588">
          <text:p/>
        </draw:connector>
        <draw:custom-shape draw:style-name="gr3" draw:text-style-name="P2" draw:id="id3" draw:layer="layout" svg:width="3.81cm" svg:height="0.635cm" svg:x="0.3cm" svg:y="0.639cm">
          <text:p text:style-name="P1"><text:span text:style-name="T1">Legacy VME front-ends</text:span></text:p>
          <draw:enhanced-geometry svg:viewBox="0 0 21600 21600" draw:type="rectangle" draw:enhanced-path="M 0 0 L 21600 0 21600 21600 0 21600 0 0 Z N"/>
        </draw:custom-shape>
        <draw:connector draw:style-name="gr2" draw:text-style-name="P3" draw:layer="layout" svg:x1="2.205cm" svg:y1="1.274cm" svg:x2="2.222cm" svg:y2="2.244cm" draw:start-shape="id3" draw:start-glue-point="2" draw:end-shape="id1" draw:end-glue-point="0" svg:d="m2205 1274v484h17v486">
          <text:p/>
        </draw:connector>
        <draw:custom-shape draw:style-name="gr4" draw:text-style-name="P2" draw:id="id2" draw:layer="layout" svg:width="4.445cm" svg:height="1.27cm" svg:x="3.81cm" svg:y="3.814cm">
          <text:p text:style-name="P1"><text:span text:style-name="T1">Data concentrator fb0c</text:span></text:p>
          <draw:enhanced-geometry svg:viewBox="0 0 21600 21600" draw:mirror-horizontal="false" draw:mirror-vertical="false" draw:type="rectangle" draw:enhanced-path="M 0 0 L 21600 0 21600 21600 0 21600 0 0 Z N"/>
        </draw:custom-shape>
        <draw:custom-shape draw:style-name="gr3" draw:text-style-name="P2" draw:id="id4" draw:layer="layout" svg:width="2.84cm" svg:height="1.27cm" svg:x="8.89cm" svg:y="0.639cm">
          <text:p text:style-name="P1"><text:span text:style-name="T1">Epics channels over</text:span></text:p>
          <text:p text:style-name="P1"><text:span text:style-name="T1">Ethernet</text:span></text:p>
          <draw:enhanced-geometry svg:viewBox="0 0 21600 21600" draw:mirror-horizontal="false" draw:mirror-vertical="false" draw:type="rectangle" draw:enhanced-path="M 0 0 L 21600 0 21600 21600 0 21600 0 0 Z N"/>
        </draw:custom-shape>
        <draw:custom-shape draw:style-name="gr5" draw:text-style-name="P2" draw:id="id10" draw:layer="layout" svg:width="1.905cm" svg:height="1.905cm" svg:x="2.74cm" svg:y="8.459cm">
          <text:p text:style-name="P2"><text:span text:style-name="T1">Data</text:span></text:p>
          <text:p text:style-name="P2"><text:span text:style-name="T1">Arch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4" draw:id="id11" draw:layer="layout" svg:width="3.81cm" svg:height="1.905cm" svg:x="8.02cm" svg:y="8.564cm">
          <text:p text:style-name="P1"><text:span text:style-name="T1">Control room 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id="id8" draw:layer="layout" svg:width="3.81cm" svg:height="0.635cm" svg:x="4.445cm" svg:y="0.639cm">
          <text:p text:style-name="P1"><text:span text:style-name="T1">New <text:s/>RTLinux front-ends</text:span></text:p>
          <draw:enhanced-geometry svg:viewBox="0 0 21600 21600" draw:type="rectangle" draw:enhanced-path="M 0 0 L 21600 0 21600 21600 0 21600 0 0 Z N"/>
        </draw:custom-shape>
        <draw:custom-shape draw:style-name="gr1" draw:text-style-name="P2" draw:id="id9" draw:layer="layout" svg:width="3.175cm" svg:height="0.635cm" svg:x="4.645cm" svg:y="2.244cm">
          <text:p text:style-name="P1"><text:span text:style-name="T1">Myrinet network</text:span></text:p>
          <draw:enhanced-geometry svg:viewBox="0 0 21600 21600" draw:mirror-horizontal="false" draw:mirror-vertical="false" draw:type="rectangle" draw:enhanced-path="M 0 0 L 21600 0 21600 21600 0 21600 0 0 Z N"/>
        </draw:custom-shape>
        <draw:connector draw:style-name="gr2" draw:text-style-name="P3" draw:layer="layout" svg:x1="10.31cm" svg:y1="1.909cm" svg:x2="8.255cm" svg:y2="4.449cm" draw:start-shape="id4" draw:start-glue-point="2" draw:end-shape="id2" draw:end-glue-point="1" svg:d="m10310 1909v2540h-2055">
          <text:p/>
        </draw:connector>
        <draw:custom-shape draw:style-name="gr7" draw:text-style-name="P2" draw:id="id7" draw:layer="layout" svg:width="3.175cm" svg:height="1.27cm" svg:x="3.81cm" svg:y="6.354cm">
          <text:p text:style-name="P1"><text:span text:style-name="T1">Network Data Servers</text:span></text:p>
          <text:p text:style-name="P1"><text:span text:style-name="T1"><text:s/></text:span><text:span text:style-name="T1">(nds0, nds1, nds2)</text:span></text:p>
          <draw:enhanced-geometry svg:viewBox="0 0 21600 21600" draw:mirror-horizontal="false" draw:mirror-vertical="false" draw:type="rectangle" draw:enhanced-path="M 0 0 L 21600 0 21600 21600 0 21600 0 0 Z N"/>
        </draw:custom-shape>
        <draw:custom-shape draw:style-name="gr7" draw:text-style-name="P2" draw:id="id5" draw:layer="layout" svg:width="2.54cm" svg:height="1.27cm" svg:x="0.635cm" svg:y="6.354cm">
          <text:p text:style-name="P1"><text:span text:style-name="T1">Frame writers</text:span></text:p>
          <text:p text:style-name="P1"><text:span text:style-name="T1">(fb0w, fb1w)</text:span></text:p>
          <draw:enhanced-geometry svg:viewBox="0 0 21600 21600" draw:mirror-horizontal="false" draw:mirror-vertical="false" draw:type="rectangle" draw:enhanced-path="M 0 0 L 21600 0 21600 21600 0 21600 0 0 Z N"/>
        </draw:custom-shape>
        <draw:connector draw:style-name="gr2" draw:text-style-name="P3" draw:layer="layout" svg:x1="6.032cm" svg:y1="5.084cm" svg:x2="1.905cm" svg:y2="6.354cm" draw:start-shape="id2" draw:start-glue-point="2" draw:end-shape="id5" draw:end-glue-point="0" svg:d="m6032 5084v635h-4127v635">
          <text:p/>
        </draw:connector>
        <draw:custom-shape draw:style-name="gr7" draw:text-style-name="P2" draw:id="id6" draw:layer="layout" svg:width="3.81cm" svg:height="1.27cm" svg:x="8.09cm" svg:y="6.354cm">
          <text:p text:style-name="P1"><text:span text:style-name="T1">DMT broadcaster</text:span></text:p>
          <text:p text:style-name="P1"><text:span text:style-name="T1">(broadcast0)</text:span></text:p>
          <draw:enhanced-geometry svg:viewBox="0 0 21600 21600" draw:mirror-horizontal="false" draw:mirror-vertical="false" draw:type="rectangle" draw:enhanced-path="M 0 0 L 21600 0 21600 21600 0 21600 0 0 Z N"/>
        </draw:custom-shape>
        <draw:connector draw:style-name="gr2" draw:text-style-name="P3" draw:layer="layout" svg:x1="6.032cm" svg:y1="5.084cm" svg:x2="9.995cm" svg:y2="6.354cm" draw:start-shape="id2" draw:end-shape="id6" svg:d="m6032 5084v635h3963v635">
          <text:p/>
        </draw:connector>
        <draw:connector draw:style-name="gr2" draw:text-style-name="P3" draw:layer="layout" svg:x1="6.032cm" svg:y1="5.084cm" svg:x2="5.397cm" svg:y2="6.354cm" draw:start-shape="id2" draw:start-glue-point="2" draw:end-shape="id7" draw:end-glue-point="0" svg:d="m6032 5084v635h-635v635">
          <text:p/>
        </draw:connector>
        <draw:connector draw:style-name="gr2" draw:text-style-name="P3" draw:layer="layout" svg:x1="6.35cm" svg:y1="1.274cm" svg:x2="6.232cm" svg:y2="2.244cm" draw:start-shape="id8" draw:start-glue-point="2" draw:end-shape="id9" draw:end-glue-point="0" svg:d="m6350 1274v484h-118v486">
          <text:p/>
        </draw:connector>
        <draw:connector draw:style-name="gr2" draw:text-style-name="P3" draw:layer="layout" svg:x1="6.232cm" svg:y1="2.879cm" svg:x2="6.232cm" svg:y2="3.791cm" draw:start-shape="id9" draw:start-glue-point="2" svg:d="m6232 2879v912">
          <text:p/>
        </draw:connector>
        <draw:connector draw:style-name="gr2" draw:text-style-name="P3" draw:layer="layout" svg:x1="4.645cm" svg:y1="9.411cm" svg:x2="5.397cm" svg:y2="7.624cm" draw:start-shape="id10" draw:start-glue-point="8" draw:end-shape="id7" draw:end-glue-point="2" svg:d="m4645 9411h752v-1787">
          <text:p/>
        </draw:connector>
        <draw:connector draw:style-name="gr2" draw:text-style-name="P3" draw:layer="layout" svg:x1="1.905cm" svg:y1="7.624cm" svg:x2="2.74cm" svg:y2="9.411cm" draw:start-shape="id5" draw:start-glue-point="2" draw:end-shape="id10" draw:end-glue-point="6" svg:d="m1905 7624v1787h835">
          <text:p/>
        </draw:connector>
        <draw:connector draw:style-name="gr2" draw:text-style-name="P3" draw:layer="layout" svg:x1="6.985cm" svg:y1="6.989cm" svg:x2="8.02cm" svg:y2="9.516cm" draw:start-shape="id7" draw:start-glue-point="1" draw:end-shape="id11" draw:end-glue-point="3" svg:d="m6985 6989h517v2527h518">
          <text:p/>
        </draw:connector>
        <draw:connector draw:style-name="gr2" draw:text-style-name="P3" draw:layer="layout" svg:x1="11.9cm" svg:y1="6.989cm" svg:x2="11.83cm" svg:y2="9.516cm" draw:start-shape="id6" draw:end-shape="id11" svg:d="m11900 6989h500v2527h-57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04cm" fo:margin-bottom="1cm" fo:margin-left="0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ff6633" draw:textarea-horizontal-align="justify" draw:textarea-vertical-align="middle" draw:auto-grow-height="false"/>
    </style:style>
    <style:style style:name="gr2" style:family="graphic" style:parent-style-name="standard">
      <style:graphic-properties draw:fill="solid" draw:fill-color="#e6e6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8080"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solid" draw:fill-color="#9999cc" draw:textarea-horizontal-align="justify" draw:textarea-vertical-align="middle" draw:auto-grow-height="false"/>
    </style:style>
    <style:style style:name="gr7"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font-size-asian="8pt" style:font-size-complex="8pt"/>
    </style:style>
    <style:style style:name="P3" style:family="paragraph">
      <style:paragraph-properties fo:text-align="center"/>
    </style:style>
    <style:style style:name="T1"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4.445cm" svg:height="1.27cm" svg:x="3.175cm" svg:y="2.509cm">
          <text:p text:style-name="P1"><text:span text:style-name="T1">Frame builder program (daqd)</text:span></text:p>
          <draw:enhanced-geometry svg:viewBox="0 0 21600 21600" draw:mirror-horizontal="false" draw:mirror-vertical="false" draw:type="rectangle" draw:enhanced-path="M 0 0 L 21600 0 21600 21600 0 21600 0 0 Z N"/>
        </draw:custom-shape>
        <draw:custom-shape draw:style-name="gr2" draw:text-style-name="P2" draw:id="id5" draw:layer="layout" svg:width="4.11cm" svg:height="0.935cm" svg:x="6.35cm" svg:y="0.339cm">
          <text:p text:style-name="P1"><text:span text:style-name="T1">Local Epics channels</text:span></text:p>
          <text:p text:style-name="P1"><text:span text:style-name="T1">over the loopback interface</text:span></text:p>
          <draw:enhanced-geometry svg:viewBox="0 0 21600 21600" draw:mirror-horizontal="false" draw:mirror-vertical="false" draw:type="rectangle" draw:enhanced-path="M 0 0 L 21600 0 21600 21600 0 21600 0 0 Z N"/>
        </draw:custom-shape>
        <draw:custom-shape draw:style-name="gr3" draw:text-style-name="P2" draw:id="id4" draw:layer="layout" svg:width="1.905cm" svg:height="1.905cm" svg:x="0.635cm" svg:y="3.814cm">
          <text:p text:style-name="P1"><text:span text:style-name="T1">Data</text:span></text:p>
          <text:p text:style-name="P1"><text:span text:style-name="T1">Arch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id="id3" draw:layer="layout" svg:width="4.3cm" svg:height="0.835cm" svg:x="0.145cm" svg:y="0.439cm">
          <text:p text:style-name="P1"><text:span text:style-name="T1">Front-end code running</text:span></text:p>
          <text:p text:style-name="P1"><text:span text:style-name="T1">on a locked CPU core.</text:span></text:p>
          <draw:enhanced-geometry svg:viewBox="0 0 21600 21600" draw:type="rectangle" draw:enhanced-path="M 0 0 L 21600 0 21600 21600 0 21600 0 0 Z N"/>
        </draw:custom-shape>
        <draw:custom-shape draw:style-name="gr4" draw:text-style-name="P2" draw:id="id2" draw:layer="layout" svg:width="3.175cm" svg:height="1.27cm" svg:x="3.81cm" svg:y="5.719cm">
          <text:p text:style-name="P1"><text:span text:style-name="T1">NDS program</text:span></text:p>
          <draw:enhanced-geometry svg:viewBox="0 0 21600 21600" draw:mirror-horizontal="false" draw:mirror-vertical="false" draw:type="rectangle" draw:enhanced-path="M 0 0 L 21600 0 21600 21600 0 21600 0 0 Z N"/>
        </draw:custom-shape>
        <draw:connector draw:style-name="gr5" draw:text-style-name="P3" draw:layer="layout" svg:x1="5.397cm" svg:y1="3.779cm" svg:x2="5.397cm" svg:y2="5.719cm" draw:start-shape="id1" draw:start-glue-point="2" draw:end-shape="id2" draw:end-glue-point="0" svg:d="m5397 3779v1940">
          <text:p/>
        </draw:connector>
        <draw:connector draw:style-name="gr5" draw:text-style-name="P3" draw:layer="layout" svg:x1="2.295cm" svg:y1="1.274cm" svg:x2="3.175cm" svg:y2="3.144cm" draw:start-shape="id3" draw:start-glue-point="2" draw:end-shape="id1" draw:end-glue-point="3" svg:d="m2295 1274v1870h880">
          <text:p/>
        </draw:connector>
        <draw:connector draw:style-name="gr5" draw:text-style-name="P3" draw:layer="layout" svg:x1="7.62cm" svg:y1="3.144cm" svg:x2="7.62cm" svg:y2="3.144cm" draw:start-shape="id1" draw:end-shape="id1" svg:d="m7620 3144">
          <text:p/>
        </draw:connector>
        <draw:connector draw:style-name="gr5" draw:text-style-name="P3" draw:id="id7" draw:layer="layout" svg:x1="7.62cm" svg:y1="3.144cm" svg:x2="7.62cm" svg:y2="3.144cm" draw:start-shape="id1" draw:end-shape="id1" svg:d="m7620 3144">
          <text:p/>
        </draw:connector>
        <draw:connector draw:style-name="gr5" draw:text-style-name="P3" draw:layer="layout" svg:x1="5.397cm" svg:y1="3.779cm" svg:x2="2.54cm" svg:y2="4.766cm" draw:start-shape="id1" draw:start-glue-point="2" draw:end-shape="id4" svg:d="m5397 3779v987h-2857">
          <text:p/>
        </draw:connector>
        <draw:connector draw:style-name="gr5" draw:text-style-name="P3" draw:layer="layout" svg:x1="1.587cm" svg:y1="5.719cm" svg:x2="3.81cm" svg:y2="6.354cm" draw:start-shape="id4" draw:start-glue-point="7" draw:end-shape="id2" svg:d="m1587 5719v635h2223">
          <text:p/>
        </draw:connector>
        <draw:custom-shape draw:style-name="gr6" draw:text-style-name="P2" draw:id="id6" draw:layer="layout" svg:width="3.175cm" svg:height="1.27cm" svg:x="8.89cm" svg:y="5.719cm">
          <text:p text:style-name="P1"><text:span text:style-name="T1">Local clients</text:span></text:p>
          <text:p text:style-name="P1"><text:span text:style-name="T1">(dataviewer, dtt)</text:span></text:p>
          <draw:enhanced-geometry svg:viewBox="0 0 21600 21600" draw:mirror-horizontal="false" draw:mirror-vertical="false" draw:type="rectangle" draw:enhanced-path="M 0 0 L 21600 0 21600 21600 0 21600 0 0 Z N"/>
        </draw:custom-shape>
        <draw:connector draw:style-name="gr5" draw:text-style-name="P3" draw:layer="layout" svg:x1="8.405cm" svg:y1="1.274cm" svg:x2="5.397cm" svg:y2="2.509cm" draw:start-shape="id5" draw:start-glue-point="2" draw:end-shape="id1" svg:d="m8405 1274v617h-3008v618">
          <text:p/>
        </draw:connector>
        <draw:connector draw:style-name="gr5" draw:text-style-name="P3" draw:layer="layout" svg:x1="6.985cm" svg:y1="6.354cm" svg:x2="8.89cm" svg:y2="6.354cm" draw:start-shape="id2" draw:start-glue-point="1" draw:end-shape="id6" svg:d="m6985 6354h1905">
          <text:p/>
        </draw:connector>
        <draw:connector draw:style-name="gr7" draw:text-style-name="P3" draw:layer="layout" draw:line-skew="-1.365cm" svg:x1="7.62cm" svg:y1="3.144cm" svg:x2="10.477cm" svg:y2="5.719cm" draw:start-shape="id7" draw:start-glue-point="0" draw:end-shape="id6" draw:end-glue-point="0" svg:d="m7620 3144v35h2857v2540">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04cm" fo:margin-bottom="1cm" fo:margin-left="0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